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bottom" fo:padding-top="0.151cm" fo:padding-bottom="0.151cm" fo:padding-left="0.276cm" fo:padding-right="0.276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objectwithoutfill">
      <style:graphic-properties svg:stroke-width="0.106cm" svg:stroke-color="#00a933" draw:marker-start-width="0.358cm" draw:marker-end="Arrow" draw:marker-end-width="0.458cm" draw:fill="solid" draw:textarea-vertical-align="botto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bottom" fo:padding-top="0.178cm" fo:padding-bottom="0.178cm" fo:padding-left="0.303cm" fo:padding-right="0.303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0.893cm" fo:min-width="2.04cm"/>
      <style:paragraph-properties style:writing-mode="lr-tb"/>
    </style:style>
    <style:style style:name="gr7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06cm" svg:stroke-color="#00a933" draw:marker-start-width="0.359cm" draw:marker-end="" draw:marker-end-width="0.4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921cm" fo:min-width="2.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  <style:paragraph-properties style:writing-mode="lr-tb"/>
    </style:style>
    <style:style style:name="gr13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96cm" fo:min-width="0.7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047cm" fo:min-width="0cm"/>
    </style:style>
    <style:style style:name="gr17" style:family="graphic" style:parent-style-name="objectwithoutfill">
      <style:graphic-properties draw:fill="solid" draw:textarea-vertical-align="bottom"/>
      <style:paragraph-properties style:writing-mode="lr-tb"/>
    </style:style>
    <style:style style:name="gr18" style:family="graphic" style:parent-style-name="objectwithoutfill">
      <style:graphic-properties svg:stroke-width="0.053cm" svg:stroke-color="#ff0000" draw:marker-start-width="0.279cm" draw:marker-end-width="0.2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svg:stroke-width="0.106cm" svg:stroke-color="#00a933" draw:marker-start-width="0.359cm" draw:marker-end-width="0.3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fill-color="#ffffff" draw:opacity="0%" draw:textarea-horizontal-align="justify" draw:textarea-vertical-align="top" draw:auto-grow-height="false" fo:min-height="6.1cm" fo:min-width="8.39cm"/>
      <style:paragraph-properties style:writing-mode="lr-tb"/>
    </style:style>
    <style:style style:name="gr21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00a933" draw:textarea-horizontal-align="justify" draw:textarea-vertical-align="middle" draw:auto-grow-height="false" fo:min-height="1.568cm" fo:min-width="3.134cm"/>
    </style:style>
    <style:style style:name="gr23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053cm" svg:stroke-color="#ff8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28" style:family="graphic" style:parent-style-name="objectwithoutfill">
      <style:graphic-properties svg:stroke-width="0.106cm" svg:stroke-color="#00a933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38" style:family="graphic" style:parent-style-name="standard">
      <style:graphic-properties svg:stroke-color="#00a933" draw:fill-color="#00a933" draw:textarea-horizontal-align="justify" draw:textarea-vertical-align="middle" draw:auto-grow-height="false" fo:min-height="0.021cm" fo:min-width="0cm"/>
    </style:style>
    <style:style style:name="gr39" style:family="graphic" style:parent-style-name="standard">
      <style:graphic-properties svg:stroke-color="#00a933" draw:fill-color="#00a933" draw:opacity="96%" draw:textarea-horizontal-align="justify" draw:textarea-vertical-align="middle" draw:auto-grow-height="false" fo:min-height="0.021cm" fo:min-width="0cm"/>
    </style:style>
    <style:style style:name="gr40" style:family="graphic" style:parent-style-name="objectwithoutfill">
      <style:graphic-properties svg:stroke-width="0.053cm" svg:stroke-color="#ff8000" draw:marker-start-width="0.279cm" draw:marker-end-width="0.2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2.45cm" fo:min-width="32.52cm"/>
      <style:paragraph-properties style:writing-mode="lr-tb"/>
    </style:style>
    <style:style style:name="gr42" style:family="graphic" style:parent-style-name="objectwithoutfill">
      <style:graphic-properties svg:stroke-width="0.053cm" svg:stroke-color="#ff8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draw:marker-end="Arrow" draw:marker-end-width="0.3cm" draw:fill="solid" draw:textarea-vertical-align="bottom"/>
    </style:style>
    <style:style style:name="gr44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  <style:paragraph-properties style:writing-mode="lr-tb"/>
    </style:style>
    <style:style style:name="gr50" style:family="graphic" style:parent-style-name="standard">
      <style:graphic-properties svg:stroke-color="#ff0000" draw:fill-color="#ff0000" draw:textarea-horizontal-align="justify" draw:textarea-vertical-align="middle" draw:auto-grow-height="false" fo:min-height="0.021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4.83cm" fo:min-width="2.0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54" style:family="graphic" style:parent-style-name="standard">
      <style:graphic-properties draw:fill-color="#ffffff" draw:opacity="0%" draw:textarea-horizontal-align="justify" draw:textarea-vertical-align="top" draw:auto-grow-height="false" fo:min-height="4.83cm" fo:min-width="8.39cm"/>
      <style:paragraph-properties style:writing-mode="lr-tb"/>
    </style:style>
    <style:style style:name="gr55" style:family="graphic" style:parent-style-name="objectwithoutfill">
      <style:graphic-properties draw:marker-end="Arrow"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57" style:family="graphic" style:parent-style-name="objectwithoutfill">
      <style:graphic-properties draw:stroke="dash" draw:stroke-dash="Long_20_Dash" draw:fill="solid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  <style:paragraph-properties style:writing-mode="lr-tb"/>
    </style:style>
    <style:style style:name="gr61" style:family="graphic" style:parent-style-name="standard">
      <style:graphic-properties draw:opacity="0%" draw:textarea-horizontal-align="justify" draw:textarea-vertical-align="middle" draw:auto-grow-height="false" fo:min-height="1.782cm" fo:min-width="6.104cm"/>
    </style:style>
    <style:style style:name="gr62" style:family="graphic" style:parent-style-name="standard">
      <style:graphic-properties draw:fill-color="#ff0000" draw:textarea-horizontal-align="justify" draw:textarea-vertical-align="middle" draw:auto-grow-height="false" fo:min-height="1.568cm" fo:min-width="1.318cm"/>
    </style:style>
    <style:style style:name="gr63" style:family="graphic" style:parent-style-name="objectwithoutfill">
      <style:graphic-properties draw:marker-end="Arrow" draw:marker-end-width="0.3cm" draw:fill="solid" draw:textarea-vertical-align="middle"/>
    </style:style>
    <style:style style:name="gr64" style:family="graphic" style:parent-style-name="standard">
      <style:graphic-properties draw:fill-color="#ff0000" draw:textarea-horizontal-align="justify" draw:textarea-vertical-align="middle" draw:auto-grow-height="false" fo:min-height="1.568cm" fo:min-width="3.6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66" style:family="graphic" style:parent-style-name="objectwithoutfill">
      <style:graphic-properties svg:stroke-width="0.053cm" svg:stroke-color="#ff0000" draw:marker-start-width="0.28cm" draw:marker-end="Arrow" draw:marker-end-width="0.38cm" draw:fill="solid" draw:textarea-vertical-align="bottom" fo:padding-top="0.152cm" fo:padding-bottom="0.152cm" fo:padding-left="0.277cm" fo:padding-right="0.277cm"/>
    </style:style>
    <style:style style:name="gr67" style:family="graphic" style:parent-style-name="standard">
      <style:graphic-properties svg:stroke-color="#3465a4" draw:fill-color="#ff0000" draw:textarea-horizontal-align="justify" draw:textarea-vertical-align="middle" draw:auto-grow-height="false" fo:min-height="0.697cm" fo:min-width="0.44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9" style:family="graphic" style:parent-style-name="standard">
      <style:graphic-properties draw:fill-color="#00a933" draw:textarea-horizontal-align="justify" draw:textarea-vertical-align="middle" draw:auto-grow-height="false" fo:min-height="1.568cm" fo:min-width="2.317cm"/>
    </style:style>
    <style:style style:name="gr70" style:family="graphic" style:parent-style-name="objectwithoutfill">
      <style:graphic-properties svg:stroke-width="0.053cm" svg:stroke-color="#00a933" draw:marker-start-width="0.28cm" draw:marker-end="Arrow" draw:marker-end-width="0.38cm" draw:fill="solid" draw:textarea-vertical-align="bottom" fo:padding-top="0.152cm" fo:padding-bottom="0.152cm" fo:padding-left="0.277cm" fo:padding-right="0.277cm"/>
    </style:style>
    <style:style style:name="gr71" style:family="graphic" style:parent-style-name="standard">
      <style:graphic-properties svg:stroke-color="#3465a4" draw:fill-color="#00a933" draw:textarea-horizontal-align="justify" draw:textarea-vertical-align="middle" draw:auto-grow-height="false" fo:min-height="0.697cm" fo:min-width="0.447cm"/>
    </style:style>
    <style:style style:name="gr72" style:family="graphic" style:parent-style-name="objectwithoutfill">
      <style:graphic-properties svg:stroke-width="0.106cm" svg:stroke-color="#00a933" draw:marker-start-width="0.359cm" draw:marker-end="" draw:marker-end-width="0.459cm" draw:fill="solid" draw:textarea-vertical-align="bottom" fo:padding-top="0.178cm" fo:padding-bottom="0.178cm" fo:padding-left="0.303cm" fo:padding-right="0.303cm"/>
    </style:style>
    <style:style style:name="gr73" style:family="graphic" style:parent-style-name="standard">
      <style:graphic-properties draw:textarea-horizontal-align="justify" draw:textarea-vertical-align="middle" draw:auto-grow-height="false" fo:min-height="2.29cm" fo:min-width="9.66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1.655cm" fo:min-width="9.279cm"/>
      <style:paragraph-properties style:writing-mode="lr-tb"/>
    </style:style>
    <style:style style:name="gr75" style:family="graphic" style:parent-style-name="standard">
      <style:graphic-properties draw:fill-color="#ff8000" draw:textarea-horizontal-align="justify" draw:textarea-vertical-align="middle" draw:auto-grow-height="false" fo:min-height="1.655cm" fo:min-width="4.58cm"/>
      <style:paragraph-properties style:writing-mode="lr-tb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14.482cm" fo:min-width="55.253cm"/>
      <style:paragraph-properties style:writing-mode="lr-tb"/>
    </style:style>
    <style:style style:name="P1" style:family="paragraph">
      <loext:graphic-properties draw:fill="solid"/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star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ff" draw:opacity="0%"/>
      <style:paragraph-properties fo:text-align="center" style:writing-mode="lr-tb"/>
    </style:style>
    <style:style style:name="P14" style:family="paragraph">
      <loext:graphic-properties draw:fill-color="#00a933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end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17" style:family="paragraph">
      <loext:graphic-properties draw:fill-color="#00a933" draw:opacity="96%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48pt" style:font-size-asian="48pt" style:font-size-complex="48pt"/>
    </style:style>
    <style:style style:name="P26" style:family="paragraph">
      <loext:graphic-properties draw:fill-color="#ffffff"/>
      <style:paragraph-properties fo:text-align="center" style:writing-mode="lr-tb"/>
      <style:text-properties fo:font-size="48pt" style:font-size-asian="48pt" style:font-size-complex="4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86cm" svg:y1="6.715cm" svg:x2="61.96cm" svg:y2="6.715cm">
          <text:p/>
        </draw:line>
        <draw:line draw:style-name="gr2" draw:text-style-name="P2" draw:layer="layout" svg:x1="20.431cm" svg:y1="2.27cm" svg:x2="20.05cm" svg:y2="2.27cm">
          <text:p/>
        </draw:line>
        <draw:line draw:style-name="gr2" draw:text-style-name="P2" draw:layer="layout" svg:x1="20.05cm" svg:y1="17.51cm" svg:x2="20.05cm" svg:y2="2.27cm">
          <text:p/>
        </draw:line>
        <draw:line draw:style-name="gr2" draw:text-style-name="P2" draw:layer="layout" svg:x1="20.431cm" svg:y1="17.51cm" svg:x2="20.05cm" svg:y2="17.51cm">
          <text:p/>
        </draw:line>
        <draw:frame draw:style-name="gr3" draw:text-style-name="P3" draw:layer="layout" svg:width="2.653cm" svg:height="0.962cm" svg:x="17.778cm" svg:y="9.182cm">
          <draw:text-box>
            <text:p>lane_0</text:p>
          </draw:text-box>
        </draw:frame>
        <draw:line draw:style-name="gr2" draw:text-style-name="P2" draw:layer="layout" svg:x1="20.431cm" svg:y1="20.05cm" svg:x2="20.05cm" svg:y2="20.05cm">
          <text:p/>
        </draw:line>
        <draw:line draw:style-name="gr2" draw:text-style-name="P2" draw:layer="layout" svg:x1="20.05cm" svg:y1="35.29cm" svg:x2="20.05cm" svg:y2="20.05cm">
          <text:p/>
        </draw:line>
        <draw:line draw:style-name="gr2" draw:text-style-name="P2" draw:layer="layout" svg:x1="20.431cm" svg:y1="35.29cm" svg:x2="20.05cm" svg:y2="35.29cm">
          <text:p/>
        </draw:line>
        <draw:frame draw:style-name="gr3" draw:text-style-name="P3" draw:layer="layout" svg:width="2.653cm" svg:height="0.962cm" svg:x="17.778cm" svg:y="26.962cm">
          <draw:text-box>
            <text:p>lane_1</text:p>
          </draw:text-box>
        </draw:frame>
        <draw:line draw:style-name="gr2" draw:text-style-name="P2" draw:layer="layout" svg:x1="20.431cm" svg:y1="37.83cm" svg:x2="20.05cm" svg:y2="37.83cm">
          <text:p/>
        </draw:line>
        <draw:line draw:style-name="gr2" draw:text-style-name="P2" draw:layer="layout" svg:x1="20.05cm" svg:y1="53.07cm" svg:x2="20.05cm" svg:y2="37.83cm">
          <text:p/>
        </draw:line>
        <draw:line draw:style-name="gr2" draw:text-style-name="P2" draw:layer="layout" svg:x1="20.431cm" svg:y1="53.07cm" svg:x2="20.05cm" svg:y2="53.07cm">
          <text:p/>
        </draw:line>
        <draw:frame draw:style-name="gr3" draw:text-style-name="P3" draw:layer="layout" svg:width="2.653cm" svg:height="0.962cm" svg:x="17.778cm" svg:y="44.742cm">
          <draw:text-box>
            <text:p>lane_2</text:p>
          </draw:text-box>
        </draw:frame>
        <draw:line draw:style-name="gr2" draw:text-style-name="P2" draw:layer="layout" svg:x1="20.417cm" svg:y1="55.61cm" svg:x2="20.036cm" svg:y2="55.61cm">
          <text:p/>
        </draw:line>
        <draw:line draw:style-name="gr2" draw:text-style-name="P2" draw:layer="layout" svg:x1="20.036cm" svg:y1="70.85cm" svg:x2="20.036cm" svg:y2="55.61cm">
          <text:p/>
        </draw:line>
        <draw:line draw:style-name="gr2" draw:text-style-name="P2" draw:layer="layout" svg:x1="20.417cm" svg:y1="70.85cm" svg:x2="20.036cm" svg:y2="70.85cm">
          <text:p/>
        </draw:line>
        <draw:frame draw:style-name="gr3" draw:text-style-name="P3" draw:layer="layout" svg:width="2.653cm" svg:height="0.962cm" svg:x="17.764cm" svg:y="62.522cm">
          <draw:text-box>
            <text:p>lane_3</text:p>
          </draw:text-box>
        </draw:frame>
        <draw:line draw:style-name="gr4" draw:text-style-name="P4" draw:layer="layout" svg:x1="88.249cm" svg:y1="6.074cm" svg:x2="101.564cm" svg:y2="6.075cm">
          <text:p/>
        </draw:line>
        <draw:line draw:style-name="gr5" draw:text-style-name="P4" draw:layer="layout" svg:x1="89.88cm" svg:y1="7.275cm" svg:x2="101.564cm" svg:y2="7.275cm">
          <text:p/>
        </draw:line>
        <draw:custom-shape draw:style-name="gr6" draw:text-style-name="P6" draw:layer="layout" svg:width="2.54cm" svg:height="1.143cm" svg:x="101.599cm" svg:y="5.751cm">
          <text:p text:style-name="P5">re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143cm" svg:x="101.599cm" svg:y="7.021cm">
          <text:p text:style-name="P5">reg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4.139cm" svg:y1="5.878cm" svg:x2="109.092cm" svg:y2="5.878cm">
          <text:p text:style-name="P7">op1_data0_reg</text:p>
        </draw:line>
        <draw:line draw:style-name="gr7" draw:text-style-name="P8" draw:layer="layout" svg:x1="104.139cm" svg:y1="7.148cm" svg:x2="109.092cm" svg:y2="7.148cm">
          <text:p text:style-name="P7">op1_data0_reg</text:p>
        </draw:line>
        <draw:line draw:style-name="gr2" draw:text-style-name="P2" draw:layer="layout" svg:x1="101.599cm" svg:y1="6.259cm" svg:x2="101.853cm" svg:y2="6.513cm">
          <text:p/>
        </draw:line>
        <draw:line draw:style-name="gr2" draw:text-style-name="P2" draw:layer="layout" svg:x1="101.599cm" svg:y1="6.767cm" svg:x2="101.853cm" svg:y2="6.513cm">
          <text:p/>
        </draw:line>
        <draw:line draw:style-name="gr2" draw:text-style-name="P2" draw:layer="layout" svg:x1="101.599cm" svg:y1="7.529cm" svg:x2="101.853cm" svg:y2="7.783cm">
          <text:p/>
        </draw:line>
        <draw:line draw:style-name="gr2" draw:text-style-name="P2" draw:layer="layout" svg:x1="101.599cm" svg:y1="8.037cm" svg:x2="101.853cm" svg:y2="7.783cm">
          <text:p/>
        </draw:line>
        <draw:line draw:style-name="gr2" draw:text-style-name="P2" draw:layer="layout" svg:x1="100.202cm" svg:y1="6.513cm" svg:x2="101.599cm" svg:y2="6.513cm">
          <text:p/>
        </draw:line>
        <draw:line draw:style-name="gr2" draw:text-style-name="P2" draw:layer="layout" svg:x1="100.202cm" svg:y1="7.783cm" svg:x2="101.599cm" svg:y2="7.783cm">
          <text:p/>
        </draw:line>
        <draw:line draw:style-name="gr2" draw:text-style-name="P2" draw:layer="layout" svg:x1="100.202cm" svg:y1="6.513cm" svg:x2="100.202cm" svg:y2="21.118cm">
          <text:p/>
        </draw:line>
        <draw:custom-shape draw:style-name="gr8" draw:text-style-name="P7" draw:layer="layout" svg:width="0.127cm" svg:height="0.127cm" svg:x="100.14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3.733cm" svg:y1="25.892cm" svg:x2="61.96cm" svg:y2="25.892cm">
          <text:p text:style-name="P9">w_data1</text:p>
        </draw:line>
        <draw:line draw:style-name="gr9" draw:text-style-name="P4" draw:layer="layout" svg:x1="23.86cm" svg:y1="43.672cm" svg:x2="62.087cm" svg:y2="43.672cm">
          <text:p text:style-name="P9">w_data2</text:p>
        </draw:line>
        <draw:custom-shape draw:style-name="gr10" draw:text-style-name="P5" draw:layer="layout" svg:width="2.54cm" svg:height="6.171cm" svg:x="66.99cm" svg:y="4.354cm">
          <text:p text:style-name="P5">3-port</text:p>
          <text:p text:style-name="P5">ram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3.86cm" svg:y1="61.579cm" svg:x2="62.087cm" svg:y2="61.579cm">
          <text:p text:style-name="P9">w_data3</text:p>
        </draw:line>
        <draw:frame draw:style-name="gr11" draw:text-style-name="P3" draw:layer="layout" svg:width="3.279cm" svg:height="0.962cm" svg:x="23.756cm" svg:y="6.769cm">
          <draw:text-box>
            <text:p>wb_addr0</text:p>
          </draw:text-box>
        </draw:frame>
        <draw:frame draw:style-name="gr11" draw:text-style-name="P3" draw:layer="layout" svg:width="3.279cm" svg:height="0.962cm" svg:x="23.733cm" svg:y="60.182cm">
          <draw:text-box>
            <text:p>wb_addr3</text:p>
          </draw:text-box>
        </draw:frame>
        <draw:frame draw:style-name="gr12" draw:text-style-name="P3" draw:layer="layout" svg:width="3.525cm" svg:height="0.962cm" svg:x="23.764cm" svg:y="6.007cm">
          <draw:text-box>
            <text:p>op2_addr0</text:p>
          </draw:text-box>
        </draw:frame>
        <draw:line draw:style-name="gr13" draw:text-style-name="P11" draw:layer="layout" svg:x1="23.877cm" svg:y1="4.81cm" svg:x2="61.96cm" svg:y2="4.81cm">
          <text:p text:style-name="P10"><text:span text:style-name="T1">op1_addr0</text:span></text:p>
        </draw:line>
        <draw:line draw:style-name="gr4" draw:text-style-name="P4" draw:layer="layout" svg:x1="91.15cm" svg:y1="9.18cm" svg:x2="101.564cm" svg:y2="9.18cm">
          <text:p/>
        </draw:line>
        <draw:line draw:style-name="gr5" draw:text-style-name="P4" draw:layer="layout" svg:x1="92.42cm" svg:y1="10.704cm" svg:x2="101.564cm" svg:y2="10.704cm">
          <text:p/>
        </draw:line>
        <draw:custom-shape draw:style-name="gr6" draw:text-style-name="P6" draw:layer="layout" svg:width="2.54cm" svg:height="1.143cm" svg:x="101.599cm" svg:y="9.053cm">
          <text:p text:style-name="P5">re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143cm" svg:x="101.599cm" svg:y="10.323cm">
          <text:p text:style-name="P5">reg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4.139cm" svg:y1="9.18cm" svg:x2="109.092cm" svg:y2="9.18cm">
          <text:p text:style-name="P7">op1_data1_reg</text:p>
        </draw:line>
        <draw:line draw:style-name="gr7" draw:text-style-name="P8" draw:layer="layout" svg:x1="104.139cm" svg:y1="10.45cm" svg:x2="109.092cm" svg:y2="10.45cm">
          <text:p text:style-name="P7">op1_data1_reg</text:p>
        </draw:line>
        <draw:line draw:style-name="gr2" draw:text-style-name="P2" draw:layer="layout" svg:x1="101.599cm" svg:y1="9.561cm" svg:x2="101.853cm" svg:y2="9.815cm">
          <text:p/>
        </draw:line>
        <draw:line draw:style-name="gr2" draw:text-style-name="P2" draw:layer="layout" svg:x1="101.599cm" svg:y1="10.069cm" svg:x2="101.853cm" svg:y2="9.815cm">
          <text:p/>
        </draw:line>
        <draw:line draw:style-name="gr2" draw:text-style-name="P2" draw:layer="layout" svg:x1="101.599cm" svg:y1="10.831cm" svg:x2="101.853cm" svg:y2="11.085cm">
          <text:p/>
        </draw:line>
        <draw:line draw:style-name="gr2" draw:text-style-name="P2" draw:layer="layout" svg:x1="101.599cm" svg:y1="11.339cm" svg:x2="101.853cm" svg:y2="11.085cm">
          <text:p/>
        </draw:line>
        <draw:line draw:style-name="gr2" draw:text-style-name="P2" draw:layer="layout" svg:x1="100.202cm" svg:y1="9.832cm" svg:x2="101.599cm" svg:y2="9.815cm">
          <text:p/>
        </draw:line>
        <draw:line draw:style-name="gr2" draw:text-style-name="P2" draw:layer="layout" svg:x1="100.202cm" svg:y1="11.085cm" svg:x2="101.599cm" svg:y2="11.085cm">
          <text:p/>
        </draw:line>
        <draw:custom-shape draw:style-name="gr8" draw:text-style-name="P7" draw:layer="layout" svg:width="0.127cm" svg:height="0.127cm" svg:x="100.123cm" svg:y="11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3.69cm" svg:y1="12.609cm" svg:x2="101.564cm" svg:y2="12.609cm">
          <text:p/>
        </draw:line>
        <draw:line draw:style-name="gr5" draw:text-style-name="P4" draw:layer="layout" svg:x1="94.96cm" svg:y1="13.879cm" svg:x2="101.564cm" svg:y2="13.879cm">
          <text:p/>
        </draw:line>
        <draw:custom-shape draw:style-name="gr6" draw:text-style-name="P6" draw:layer="layout" svg:width="2.54cm" svg:height="1.143cm" svg:x="101.599cm" svg:y="12.355cm">
          <text:p text:style-name="P5">re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143cm" svg:x="101.599cm" svg:y="13.625cm">
          <text:p text:style-name="P5">reg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4.139cm" svg:y1="12.482cm" svg:x2="109.092cm" svg:y2="12.482cm">
          <text:p text:style-name="P7">op1_data2_reg</text:p>
        </draw:line>
        <draw:line draw:style-name="gr7" draw:text-style-name="P8" draw:layer="layout" svg:x1="104.139cm" svg:y1="13.752cm" svg:x2="109.092cm" svg:y2="13.752cm">
          <text:p text:style-name="P7">op1_data2_reg</text:p>
        </draw:line>
        <draw:line draw:style-name="gr2" draw:text-style-name="P2" draw:layer="layout" svg:x1="101.599cm" svg:y1="12.863cm" svg:x2="101.853cm" svg:y2="13.117cm">
          <text:p/>
        </draw:line>
        <draw:line draw:style-name="gr2" draw:text-style-name="P2" draw:layer="layout" svg:x1="101.599cm" svg:y1="13.371cm" svg:x2="101.853cm" svg:y2="13.117cm">
          <text:p/>
        </draw:line>
        <draw:line draw:style-name="gr2" draw:text-style-name="P2" draw:layer="layout" svg:x1="101.599cm" svg:y1="14.133cm" svg:x2="101.853cm" svg:y2="14.387cm">
          <text:p/>
        </draw:line>
        <draw:line draw:style-name="gr2" draw:text-style-name="P2" draw:layer="layout" svg:x1="101.599cm" svg:y1="14.641cm" svg:x2="101.853cm" svg:y2="14.387cm">
          <text:p/>
        </draw:line>
        <draw:line draw:style-name="gr2" draw:text-style-name="P2" draw:layer="layout" svg:x1="100.202cm" svg:y1="13.117cm" svg:x2="101.599cm" svg:y2="13.117cm">
          <text:p/>
        </draw:line>
        <draw:line draw:style-name="gr2" draw:text-style-name="P2" draw:layer="layout" svg:x1="100.202cm" svg:y1="14.387cm" svg:x2="101.599cm" svg:y2="14.387cm">
          <text:p/>
        </draw:line>
        <draw:custom-shape draw:style-name="gr8" draw:text-style-name="P7" draw:layer="layout" svg:width="0.127cm" svg:height="0.127cm" svg:x="100.137cm" svg:y="1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6.23cm" svg:y1="15.911cm" svg:x2="101.599cm" svg:y2="15.911cm">
          <text:p/>
        </draw:line>
        <draw:line draw:style-name="gr5" draw:text-style-name="P4" draw:layer="layout" svg:x1="97.5cm" svg:y1="17.181cm" svg:x2="101.599cm" svg:y2="17.181cm">
          <text:p/>
        </draw:line>
        <draw:custom-shape draw:style-name="gr6" draw:text-style-name="P6" draw:layer="layout" svg:width="2.54cm" svg:height="1.143cm" svg:x="101.599cm" svg:y="15.657cm">
          <text:p text:style-name="P5">reg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143cm" svg:x="101.599cm" svg:y="16.927cm">
          <text:p text:style-name="P5">reg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04.139cm" svg:y1="15.784cm" svg:x2="109.092cm" svg:y2="15.784cm">
          <text:p text:style-name="P7">op1_data3_reg</text:p>
        </draw:line>
        <draw:line draw:style-name="gr7" draw:text-style-name="P8" draw:layer="layout" svg:x1="104.139cm" svg:y1="17.054cm" svg:x2="109.092cm" svg:y2="17.054cm">
          <text:p text:style-name="P7">op1_data3_reg</text:p>
        </draw:line>
        <draw:line draw:style-name="gr2" draw:text-style-name="P2" draw:layer="layout" svg:x1="101.599cm" svg:y1="16.165cm" svg:x2="101.853cm" svg:y2="16.419cm">
          <text:p/>
        </draw:line>
        <draw:line draw:style-name="gr2" draw:text-style-name="P2" draw:layer="layout" svg:x1="101.599cm" svg:y1="16.673cm" svg:x2="101.853cm" svg:y2="16.419cm">
          <text:p/>
        </draw:line>
        <draw:line draw:style-name="gr2" draw:text-style-name="P2" draw:layer="layout" svg:x1="101.599cm" svg:y1="17.435cm" svg:x2="101.853cm" svg:y2="17.689cm">
          <text:p/>
        </draw:line>
        <draw:line draw:style-name="gr2" draw:text-style-name="P2" draw:layer="layout" svg:x1="101.599cm" svg:y1="17.943cm" svg:x2="101.853cm" svg:y2="17.689cm">
          <text:p/>
        </draw:line>
        <draw:line draw:style-name="gr2" draw:text-style-name="P2" draw:layer="layout" svg:x1="100.202cm" svg:y1="16.419cm" svg:x2="101.599cm" svg:y2="16.419cm">
          <text:p/>
        </draw:line>
        <draw:line draw:style-name="gr2" draw:text-style-name="P2" draw:layer="layout" svg:x1="100.202cm" svg:y1="17.689cm" svg:x2="101.599cm" svg:y2="17.689cm">
          <text:p/>
        </draw:line>
        <draw:custom-shape draw:style-name="gr8" draw:text-style-name="P7" draw:layer="layout" svg:width="0.127cm" svg:height="0.127cm" svg:x="100.129cm" svg:y="17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8.94cm" svg:y1="74.66cm" svg:x2="31.48cm" svg:y2="74.66cm">
          <text:p text:style-name="P7">clk_n</text:p>
        </draw:line>
        <draw:line draw:style-name="gr14" draw:text-style-name="P8" draw:layer="layout" svg:x1="23.86cm" svg:y1="74.66cm" svg:x2="26.4cm" svg:y2="74.66cm">
          <text:p text:style-name="P7">clk</text:p>
        </draw:line>
        <draw:custom-shape draw:style-name="gr15" draw:text-style-name="P7" draw:layer="layout" svg:width="2.54cm" svg:height="2.539cm" draw:transform="rotate (-1.5707963267949) translate (28.939cm 73.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0.419cm" svg:height="0.419cm" svg:x="28.686cm" svg:y="74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106.41cm" svg:y1="71.485cm" svg:x2="112.76cm" svg:y2="71.485cm">
          <text:p text:style-name="P7">1-bit control line</text:p>
        </draw:line>
        <draw:line draw:style-name="gr18" draw:text-style-name="P8" draw:layer="layout" svg:x1="106.41cm" svg:y1="72.755cm" svg:x2="112.76cm" svg:y2="72.755cm">
          <text:p text:style-name="P7">5-bit address line</text:p>
        </draw:line>
        <draw:line draw:style-name="gr19" draw:text-style-name="P8" draw:layer="layout" svg:x1="106.41cm" svg:y1="75.295cm" svg:x2="112.76cm" svg:y2="75.295cm">
          <text:p text:style-name="P7">32/64-bit data line</text:p>
        </draw:line>
        <draw:custom-shape draw:style-name="gr20" draw:text-style-name="P13" draw:layer="layout" svg:width="8.89cm" svg:height="6.35cm" svg:x="105.14cm" svg:y="69.58cm">
          <text:p text:style-name="P5">Legend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27cm" svg:height="0.127cm" svg:x="100.129cm" svg:y="9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27cm" svg:height="0.127cm" svg:x="100.129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27cm" svg:height="0.127cm" svg:x="100.13cm" svg:y="1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23.86cm" svg:y1="60.991cm" svg:x2="61.96cm" svg:y2="60.991cm">
          <text:p/>
        </draw:line>
        <draw:frame draw:style-name="gr11" draw:text-style-name="P3" draw:layer="layout" svg:width="3.279cm" svg:height="0.962cm" svg:x="23.461cm" svg:y="42.41cm">
          <draw:text-box>
            <text:p>wb_addr2</text:p>
          </draw:text-box>
        </draw:frame>
        <draw:line draw:style-name="gr21" draw:text-style-name="P2" draw:layer="layout" svg:x1="23.807cm" svg:y1="43.071cm" svg:x2="61.96cm" svg:y2="43.07cm">
          <text:p/>
        </draw:line>
        <draw:frame draw:style-name="gr11" draw:text-style-name="P3" draw:layer="layout" svg:width="3.279cm" svg:height="0.962cm" svg:x="23.733cm" svg:y="24.676cm">
          <draw:text-box>
            <text:p>wb_addr1</text:p>
          </draw:text-box>
        </draw:frame>
        <draw:line draw:style-name="gr21" draw:text-style-name="P2" draw:layer="layout" svg:x1="23.86cm" svg:y1="25.431cm" svg:x2="61.96cm" svg:y2="25.304cm">
          <text:p/>
        </draw:line>
        <draw:line draw:style-name="gr21" draw:text-style-name="P2" draw:layer="layout" svg:x1="23.86cm" svg:y1="7.604cm" svg:x2="61.96cm" svg:y2="7.604cm">
          <text:p/>
        </draw:line>
        <draw:line draw:style-name="gr14" draw:text-style-name="P8" draw:layer="layout" svg:x1="23.86cm" svg:y1="72.12cm" svg:x2="26.4cm" svg:y2="72.12cm">
          <text:p text:style-name="P7">rst_n</text:p>
        </draw:line>
        <draw:line draw:style-name="gr21" draw:text-style-name="P2" draw:layer="layout" svg:x1="23.86cm" svg:y1="22.591cm" svg:x2="61.96cm" svg:y2="22.59cm">
          <text:p/>
        </draw:line>
        <draw:frame draw:style-name="gr12" draw:text-style-name="P3" draw:layer="layout" svg:width="3.525cm" svg:height="0.962cm" svg:x="23.733cm" svg:y="21.755cm">
          <draw:text-box>
            <text:p>op1_addr1</text:p>
          </draw:text-box>
        </draw:frame>
        <draw:line draw:style-name="gr21" draw:text-style-name="P2" draw:layer="layout" svg:x1="23.86cm" svg:y1="24.622cm" svg:x2="61.96cm" svg:y2="24.495cm">
          <text:p/>
        </draw:line>
        <draw:frame draw:style-name="gr12" draw:text-style-name="P3" draw:layer="layout" svg:width="3.525cm" svg:height="0.962cm" svg:x="23.606cm" svg:y="23.914cm">
          <draw:text-box>
            <text:p>op2_addr1</text:p>
          </draw:text-box>
        </draw:frame>
        <draw:line draw:style-name="gr21" draw:text-style-name="P2" draw:layer="layout" svg:x1="23.86cm" svg:y1="40.37cm" svg:x2="61.96cm" svg:y2="40.37cm">
          <text:p/>
        </draw:line>
        <draw:frame draw:style-name="gr12" draw:text-style-name="P3" draw:layer="layout" svg:width="3.525cm" svg:height="0.962cm" svg:x="23.733cm" svg:y="39.608cm">
          <draw:text-box>
            <text:p>op1_addr2</text:p>
          </draw:text-box>
        </draw:frame>
        <draw:line draw:style-name="gr21" draw:text-style-name="P2" draw:layer="layout" svg:x1="23.733cm" svg:y1="42.277cm" svg:x2="62.041cm" svg:y2="42.275cm">
          <text:p/>
        </draw:line>
        <draw:frame draw:style-name="gr12" draw:text-style-name="P3" draw:layer="layout" svg:width="3.525cm" svg:height="0.962cm" svg:x="23.652cm" svg:y="41.408cm">
          <draw:text-box>
            <text:p>op2_addr2</text:p>
          </draw:text-box>
        </draw:frame>
        <draw:line draw:style-name="gr21" draw:text-style-name="P2" draw:layer="layout" svg:x1="23.86cm" svg:y1="58.15cm" svg:x2="61.96cm" svg:y2="58.15cm">
          <text:p/>
        </draw:line>
        <draw:frame draw:style-name="gr12" draw:text-style-name="P3" draw:layer="layout" svg:width="3.525cm" svg:height="0.962cm" svg:x="23.733cm" svg:y="57.315cm">
          <draw:text-box>
            <text:p>op1_addr3</text:p>
          </draw:text-box>
        </draw:frame>
        <draw:line draw:style-name="gr21" draw:text-style-name="P2" draw:layer="layout" svg:x1="23.86cm" svg:y1="60.182cm" svg:x2="61.96cm" svg:y2="60.181cm">
          <text:p/>
        </draw:line>
        <draw:frame draw:style-name="gr12" draw:text-style-name="P3" draw:layer="layout" svg:width="3.525cm" svg:height="0.962cm" svg:x="23.86cm" svg:y="59.42cm">
          <draw:text-box>
            <text:p>op2_addr3</text:p>
          </draw:text-box>
        </draw:frame>
        <draw:line draw:style-name="gr9" draw:text-style-name="P8" draw:layer="layout" svg:x1="23.86cm" svg:y1="8.166cm" svg:x2="61.96cm" svg:y2="8.166cm">
          <text:p text:style-name="P9">w_data0</text:p>
        </draw:line>
        <draw:custom-shape draw:style-name="gr10" draw:text-style-name="P5" draw:layer="layout" svg:width="2.54cm" svg:height="6.171cm" svg:x="66.99cm" svg:y="22.134cm">
          <text:p text:style-name="P5">3-port</text:p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54cm" svg:height="6.171cm" svg:x="66.99cm" svg:y="39.914cm">
          <text:p text:style-name="P5">3-port</text:p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54cm" svg:height="6.171cm" svg:x="66.99cm" svg:y="57.694cm">
          <text:p text:style-name="P5">3-port</text:p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5.08cm" svg:height="2.54cm" draw:transform="rotate (1.5707963267949) translate (85.742cm 9.452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69.53cm" svg:y1="5.116cm" svg:x2="85.751cm" svg:y2="4.989cm">
          <text:p/>
        </draw:line>
        <draw:line draw:style-name="gr24" draw:text-style-name="P2" draw:layer="layout" svg:x1="87.031cm" svg:y1="10.669cm" svg:x2="87.031cm" svg:y2="9.198cm">
          <text:p/>
        </draw:line>
        <draw:frame draw:style-name="gr25" draw:text-style-name="P3" draw:layer="layout" svg:width="3.558cm" svg:height="0.962cm" svg:x="83.55cm" svg:y="9.636cm">
          <draw:text-box>
            <text:p>sel_l0_op1</text:p>
          </draw:text-box>
        </draw:frame>
        <draw:frame draw:style-name="gr26" draw:text-style-name="P3" draw:layer="layout" svg:width="2.034cm" svg:height="0.962cm" svg:x="85.615cm" svg:y="4.553cm">
          <draw:text-box>
            <text:p>sel=0</text:p>
          </draw:text-box>
        </draw:frame>
        <draw:frame draw:style-name="gr26" draw:text-style-name="P3" draw:layer="layout" svg:width="2.034cm" svg:height="0.962cm" svg:x="85.615cm" svg:y="5.696cm">
          <draw:text-box>
            <text:p>sel=1</text:p>
          </draw:text-box>
        </draw:frame>
        <draw:line draw:style-name="gr5" draw:text-style-name="P8" draw:layer="layout" svg:x1="75.718cm" svg:y1="6.386cm" svg:x2="85.742cm" svg:y2="6.277cm">
          <text:p/>
        </draw:line>
        <draw:line draw:style-name="gr23" draw:text-style-name="P2" draw:layer="layout" svg:x1="78.258cm" svg:y1="7.529cm" svg:x2="85.74cm" svg:y2="7.52cm">
          <text:p/>
        </draw:line>
        <draw:frame draw:style-name="gr26" draw:text-style-name="P3" draw:layer="layout" svg:width="2.034cm" svg:height="0.962cm" svg:x="85.613cm" svg:y="7.093cm">
          <draw:text-box>
            <text:p>sel=2</text:p>
          </draw:text-box>
        </draw:frame>
        <draw:frame draw:style-name="gr26" draw:text-style-name="P3" draw:layer="layout" svg:width="2.034cm" svg:height="0.962cm" svg:x="85.613cm" svg:y="8.236cm">
          <draw:text-box>
            <text:p>sel=3</text:p>
          </draw:text-box>
        </draw:frame>
        <draw:line draw:style-name="gr5" draw:text-style-name="P8" draw:layer="layout" svg:x1="80.798cm" svg:y1="8.781cm" svg:x2="85.74cm" svg:y2="8.799cm">
          <text:p/>
        </draw:line>
        <draw:custom-shape draw:style-name="gr22" draw:text-style-name="P14" draw:layer="layout" svg:width="5.08cm" svg:height="2.54cm" draw:transform="rotate (1.5707963267949) translate (85.742cm 17.018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4.448cm" svg:y1="12.609cm" svg:x2="85.751cm" svg:y2="12.609cm">
          <text:p/>
        </draw:line>
        <draw:line draw:style-name="gr24" draw:text-style-name="P2" draw:layer="layout" svg:x1="87.031cm" svg:y1="18.235cm" svg:x2="87.031cm" svg:y2="16.764cm">
          <text:p/>
        </draw:line>
        <draw:frame draw:style-name="gr25" draw:text-style-name="P3" draw:layer="layout" svg:width="3.558cm" svg:height="0.962cm" svg:x="83.55cm" svg:y="17.31cm">
          <draw:text-box>
            <text:p>sel_l0_op2</text:p>
          </draw:text-box>
        </draw:frame>
        <draw:frame draw:style-name="gr26" draw:text-style-name="P3" draw:layer="layout" svg:width="2.034cm" svg:height="0.962cm" svg:x="85.615cm" svg:y="12.119cm">
          <draw:text-box>
            <text:p>sel=0</text:p>
          </draw:text-box>
        </draw:frame>
        <draw:frame draw:style-name="gr26" draw:text-style-name="P3" draw:layer="layout" svg:width="2.034cm" svg:height="0.962cm" svg:x="85.615cm" svg:y="13.262cm">
          <draw:text-box>
            <text:p>sel=1</text:p>
          </draw:text-box>
        </draw:frame>
        <draw:line draw:style-name="gr5" draw:text-style-name="P8" draw:layer="layout" svg:x1="76.988cm" svg:y1="13.879cm" svg:x2="85.742cm" svg:y2="13.843cm">
          <text:p/>
        </draw:line>
        <draw:line draw:style-name="gr23" draw:text-style-name="P2" draw:layer="layout" svg:x1="79.528cm" svg:y1="15.149cm" svg:x2="85.74cm" svg:y2="15.113cm">
          <text:p/>
        </draw:line>
        <draw:frame draw:style-name="gr26" draw:text-style-name="P3" draw:layer="layout" svg:width="2.034cm" svg:height="0.962cm" svg:x="85.613cm" svg:y="14.659cm">
          <draw:text-box>
            <text:p>sel=2</text:p>
          </draw:text-box>
        </draw:frame>
        <draw:frame draw:style-name="gr26" draw:text-style-name="P3" draw:layer="layout" svg:width="2.034cm" svg:height="0.962cm" svg:x="85.613cm" svg:y="15.802cm">
          <draw:text-box>
            <text:p>sel=3</text:p>
          </draw:text-box>
        </draw:frame>
        <draw:line draw:style-name="gr5" draw:text-style-name="P8" draw:layer="layout" svg:x1="82.068cm" svg:y1="16.419cm" svg:x2="85.751cm" svg:y2="16.419cm">
          <text:p/>
        </draw:line>
        <draw:frame draw:style-name="gr27" draw:text-style-name="P3" draw:layer="layout" svg:width="2.788cm" svg:height="0.962cm" svg:x="69.53cm" svg:y="22.442cm">
          <draw:text-box>
            <text:p>d_out_1</text:p>
          </draw:text-box>
        </draw:frame>
        <draw:line draw:style-name="gr28" draw:text-style-name="P2" draw:layer="layout" svg:x1="72.832cm" svg:y1="6.894cm" svg:x2="74.102cm" svg:y2="6.894cm">
          <text:p/>
        </draw:line>
        <draw:line draw:style-name="gr28" draw:text-style-name="P2" draw:layer="layout" svg:x1="74.448cm" svg:y1="6.868cm" svg:x2="74.448cm" svg:y2="65.822cm">
          <text:p/>
        </draw:line>
        <draw:line draw:style-name="gr28" draw:text-style-name="P2" draw:layer="layout" svg:x1="75.718cm" svg:y1="6.386cm" svg:x2="75.718cm" svg:y2="59.599cm">
          <text:p/>
        </draw:line>
        <draw:line draw:style-name="gr28" draw:text-style-name="P2" draw:layer="layout" svg:x1="69.53cm" svg:y1="23.404cm" svg:x2="75.718cm" svg:y2="23.404cm">
          <text:p/>
        </draw:line>
        <draw:line draw:style-name="gr28" draw:text-style-name="P2" draw:layer="layout" svg:x1="69.53cm" svg:y1="6.894cm" svg:x2="74.448cm" svg:y2="6.894cm">
          <text:p/>
        </draw:line>
        <draw:frame draw:style-name="gr27" draw:text-style-name="P3" draw:layer="layout" svg:width="2.788cm" svg:height="0.962cm" svg:x="69.536cm" svg:y="6.005cm">
          <draw:text-box>
            <text:p>d_out_2</text:p>
          </draw:text-box>
        </draw:frame>
        <draw:frame draw:style-name="gr27" draw:text-style-name="P3" draw:layer="layout" svg:width="2.788cm" svg:height="0.962cm" svg:x="69.663cm" svg:y="4.408cm">
          <draw:text-box>
            <text:p>d_out_1</text:p>
          </draw:text-box>
        </draw:frame>
        <draw:line draw:style-name="gr28" draw:text-style-name="P2" draw:layer="layout" svg:x1="72.832cm" svg:y1="24.674cm" svg:x2="74.102cm" svg:y2="24.674cm">
          <text:p/>
        </draw:line>
        <draw:line draw:style-name="gr28" draw:text-style-name="P2" draw:layer="layout" svg:x1="69.53cm" svg:y1="24.674cm" svg:x2="76.988cm" svg:y2="24.674cm">
          <text:p/>
        </draw:line>
        <draw:line draw:style-name="gr28" draw:text-style-name="P2" draw:layer="layout" svg:x1="76.988cm" svg:y1="13.879cm" svg:x2="76.988cm" svg:y2="67.092cm">
          <text:p/>
        </draw:line>
        <draw:frame draw:style-name="gr27" draw:text-style-name="P3" draw:layer="layout" svg:width="2.788cm" svg:height="0.962cm" svg:x="69.53cm" svg:y="23.912cm">
          <draw:text-box>
            <text:p>d_out_2</text:p>
          </draw:text-box>
        </draw:frame>
        <draw:line draw:style-name="gr28" draw:text-style-name="P2" draw:layer="layout" svg:x1="78.258cm" svg:y1="7.529cm" svg:x2="78.258cm" svg:y2="60.869cm">
          <text:p/>
        </draw:line>
        <draw:frame draw:style-name="gr27" draw:text-style-name="P3" draw:layer="layout" svg:width="2.788cm" svg:height="0.962cm" svg:x="69.622cm" svg:y="40.349cm">
          <draw:text-box>
            <text:p>d_out_1</text:p>
          </draw:text-box>
        </draw:frame>
        <draw:line draw:style-name="gr28" draw:text-style-name="P2" draw:layer="layout" svg:x1="79.528cm" svg:y1="15.149cm" svg:x2="79.528cm" svg:y2="68.362cm">
          <text:p/>
        </draw:line>
        <draw:line draw:style-name="gr28" draw:text-style-name="P2" draw:layer="layout" svg:x1="69.53cm" svg:y1="42.454cm" svg:x2="79.528cm" svg:y2="42.454cm">
          <text:p/>
        </draw:line>
        <draw:frame draw:style-name="gr3" draw:text-style-name="P3" draw:layer="layout" svg:width="2.794cm" svg:height="0.962cm" svg:x="69.657cm" svg:y="41.692cm">
          <draw:text-box>
            <text:p>d_out_2</text:p>
          </draw:text-box>
        </draw:frame>
        <draw:line draw:style-name="gr28" draw:text-style-name="P2" draw:layer="layout" svg:x1="80.798cm" svg:y1="8.799cm" svg:x2="80.798cm" svg:y2="62.012cm">
          <text:p/>
        </draw:line>
        <draw:line draw:style-name="gr28" draw:text-style-name="P2" draw:layer="layout" svg:x1="69.53cm" svg:y1="58.329cm" svg:x2="80.798cm" svg:y2="58.329cm">
          <text:p/>
        </draw:line>
        <draw:frame draw:style-name="gr27" draw:text-style-name="P3" draw:layer="layout" svg:width="2.788cm" svg:height="0.962cm" svg:x="69.657cm" svg:y="57.567cm">
          <draw:text-box>
            <text:p>d_out_1</text:p>
          </draw:text-box>
        </draw:frame>
        <draw:line draw:style-name="gr28" draw:text-style-name="P2" draw:layer="layout" svg:x1="69.53cm" svg:y1="60.234cm" svg:x2="82.068cm" svg:y2="60.234cm">
          <text:p/>
        </draw:line>
        <draw:frame draw:style-name="gr27" draw:text-style-name="P3" draw:layer="layout" svg:width="2.788cm" svg:height="0.962cm" svg:x="69.657cm" svg:y="59.399cm">
          <draw:text-box>
            <text:p>d_out_2</text:p>
          </draw:text-box>
        </draw:frame>
        <draw:line draw:style-name="gr28" draw:text-style-name="P2" draw:layer="layout" svg:x1="82.068cm" svg:y1="16.419cm" svg:x2="82.068cm" svg:y2="69.632cm">
          <text:p/>
        </draw:line>
        <draw:custom-shape draw:style-name="gr22" draw:text-style-name="P14" draw:layer="layout" svg:width="5.08cm" svg:height="2.54cm" draw:transform="rotate (1.5707963267949) translate (85.867cm 27.159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2" draw:layer="layout" svg:x1="87.14cm" svg:y1="28.434cm" svg:x2="87.14cm" svg:y2="26.905cm">
          <text:p/>
        </draw:line>
        <draw:frame draw:style-name="gr25" draw:text-style-name="P3" draw:layer="layout" svg:width="3.558cm" svg:height="0.962cm" svg:x="83.675cm" svg:y="27.543cm">
          <draw:text-box>
            <text:p>sel_l1_op1</text:p>
          </draw:text-box>
        </draw:frame>
        <draw:frame draw:style-name="gr26" draw:text-style-name="P3" draw:layer="layout" svg:width="2.034cm" svg:height="0.962cm" svg:x="85.74cm" svg:y="22.26cm">
          <draw:text-box>
            <text:p>sel=0</text:p>
          </draw:text-box>
        </draw:frame>
        <draw:frame draw:style-name="gr26" draw:text-style-name="P3" draw:layer="layout" svg:width="2.034cm" svg:height="0.962cm" svg:x="85.74cm" svg:y="23.403cm">
          <draw:text-box>
            <text:p>sel=1</text:p>
          </draw:text-box>
        </draw:frame>
        <draw:line draw:style-name="gr5" draw:text-style-name="P8" draw:layer="layout" svg:x1="75.718cm" svg:y1="24.039cm" svg:x2="85.867cm" svg:y2="24.057cm">
          <text:p/>
        </draw:line>
        <draw:line draw:style-name="gr23" draw:text-style-name="P2" draw:layer="layout" svg:x1="78.245cm" svg:y1="25.228cm" svg:x2="85.865cm" svg:y2="25.227cm">
          <text:p/>
        </draw:line>
        <draw:frame draw:style-name="gr26" draw:text-style-name="P3" draw:layer="layout" svg:width="2.034cm" svg:height="0.962cm" svg:x="85.738cm" svg:y="24.8cm">
          <draw:text-box>
            <text:p>sel=2</text:p>
          </draw:text-box>
        </draw:frame>
        <draw:frame draw:style-name="gr26" draw:text-style-name="P3" draw:layer="layout" svg:width="2.034cm" svg:height="0.962cm" svg:x="85.738cm" svg:y="25.943cm">
          <draw:text-box>
            <text:p>sel=3</text:p>
          </draw:text-box>
        </draw:frame>
        <draw:line draw:style-name="gr5" draw:text-style-name="P8" draw:layer="layout" svg:x1="80.785cm" svg:y1="26.497cm" svg:x2="85.865cm" svg:y2="26.497cm">
          <text:p/>
        </draw:line>
        <draw:line draw:style-name="gr28" draw:text-style-name="P2" draw:layer="layout" svg:x1="88.502cm" svg:y1="23.822cm" svg:x2="91.15cm" svg:y2="23.822cm">
          <text:p/>
        </draw:line>
        <draw:custom-shape draw:style-name="gr22" draw:text-style-name="P14" draw:layer="layout" svg:width="5.08cm" svg:height="2.54cm" draw:transform="rotate (1.5707963267949) translate (85.867cm 34.72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4.448cm" svg:y1="30.262cm" svg:x2="85.878cm" svg:y2="30.262cm">
          <text:p/>
        </draw:line>
        <draw:line draw:style-name="gr24" draw:text-style-name="P2" draw:layer="layout" svg:x1="87.156cm" svg:y1="35.942cm" svg:x2="87.156cm" svg:y2="34.471cm">
          <text:p/>
        </draw:line>
        <draw:frame draw:style-name="gr25" draw:text-style-name="P3" draw:layer="layout" svg:width="3.558cm" svg:height="0.962cm" svg:x="83.675cm" svg:y="34.963cm">
          <draw:text-box>
            <text:p>sel_l1_op2</text:p>
          </draw:text-box>
        </draw:frame>
        <draw:frame draw:style-name="gr26" draw:text-style-name="P3" draw:layer="layout" svg:width="2.034cm" svg:height="0.962cm" svg:x="85.74cm" svg:y="29.826cm">
          <draw:text-box>
            <text:p>sel=0</text:p>
          </draw:text-box>
        </draw:frame>
        <draw:frame draw:style-name="gr26" draw:text-style-name="P3" draw:layer="layout" svg:width="2.034cm" svg:height="0.962cm" svg:x="85.74cm" svg:y="30.969cm">
          <draw:text-box>
            <text:p>sel=1</text:p>
          </draw:text-box>
        </draw:frame>
        <draw:line draw:style-name="gr5" draw:text-style-name="P8" draw:layer="layout" svg:x1="76.975cm" svg:y1="31.55cm" svg:x2="85.867cm" svg:y2="31.55cm">
          <text:p/>
        </draw:line>
        <draw:line draw:style-name="gr23" draw:text-style-name="P2" draw:layer="layout" svg:x1="79.515cm" svg:y1="32.82cm" svg:x2="85.865cm" svg:y2="32.82cm">
          <text:p/>
        </draw:line>
        <draw:frame draw:style-name="gr26" draw:text-style-name="P3" draw:layer="layout" svg:width="2.034cm" svg:height="0.962cm" svg:x="85.738cm" svg:y="32.366cm">
          <draw:text-box>
            <text:p>sel=2</text:p>
          </draw:text-box>
        </draw:frame>
        <draw:frame draw:style-name="gr26" draw:text-style-name="P3" draw:layer="layout" svg:width="2.034cm" svg:height="0.962cm" svg:x="85.738cm" svg:y="33.509cm">
          <draw:text-box>
            <text:p>sel=3</text:p>
          </draw:text-box>
        </draw:frame>
        <draw:line draw:style-name="gr5" draw:text-style-name="P8" draw:layer="layout" svg:x1="82.055cm" svg:y1="34.09cm" svg:x2="85.865cm" svg:y2="34.09cm">
          <text:p/>
        </draw:line>
        <draw:line draw:style-name="gr28" draw:text-style-name="P2" draw:layer="layout" svg:x1="88.376cm" svg:y1="31.478cm" svg:x2="92.42cm" svg:y2="31.407cm">
          <text:p/>
        </draw:line>
        <draw:custom-shape draw:style-name="gr22" draw:text-style-name="P14" draw:layer="layout" svg:width="5.08cm" svg:height="2.54cm" draw:transform="rotate (1.5707963267949) translate (85.878cm 44.97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3.178cm" svg:y1="40.753cm" svg:x2="85.878cm" svg:y2="40.753cm">
          <text:p/>
        </draw:line>
        <draw:line draw:style-name="gr24" draw:text-style-name="P2" draw:layer="layout" svg:x1="87.146cm" svg:y1="46.191cm" svg:x2="87.189cm" svg:y2="44.721cm">
          <text:p/>
        </draw:line>
        <draw:frame draw:style-name="gr25" draw:text-style-name="P3" draw:layer="layout" svg:width="3.558cm" svg:height="0.962cm" svg:x="83.804cm" svg:y="45.25cm">
          <draw:text-box>
            <text:p>sel_l2_op1</text:p>
          </draw:text-box>
        </draw:frame>
        <draw:frame draw:style-name="gr26" draw:text-style-name="P3" draw:layer="layout" svg:width="2.034cm" svg:height="0.962cm" svg:x="85.751cm" svg:y="40.076cm">
          <draw:text-box>
            <text:p>sel=0</text:p>
          </draw:text-box>
        </draw:frame>
        <draw:frame draw:style-name="gr26" draw:text-style-name="P3" draw:layer="layout" svg:width="2.034cm" svg:height="0.962cm" svg:x="85.751cm" svg:y="41.219cm">
          <draw:text-box>
            <text:p>sel=1</text:p>
          </draw:text-box>
        </draw:frame>
        <draw:line draw:style-name="gr5" draw:text-style-name="P8" draw:layer="layout" svg:x1="75.716cm" svg:y1="41.873cm" svg:x2="85.878cm" svg:y2="41.8cm">
          <text:p/>
        </draw:line>
        <draw:line draw:style-name="gr23" draw:text-style-name="P2" draw:layer="layout" svg:x1="78.256cm" svg:y1="43.044cm" svg:x2="85.876cm" svg:y2="43.043cm">
          <text:p/>
        </draw:line>
        <draw:frame draw:style-name="gr26" draw:text-style-name="P3" draw:layer="layout" svg:width="2.034cm" svg:height="0.962cm" svg:x="85.749cm" svg:y="42.616cm">
          <draw:text-box>
            <text:p>sel=2</text:p>
          </draw:text-box>
        </draw:frame>
        <draw:frame draw:style-name="gr26" draw:text-style-name="P3" draw:layer="layout" svg:width="2.034cm" svg:height="0.962cm" svg:x="85.749cm" svg:y="43.759cm">
          <draw:text-box>
            <text:p>sel=3</text:p>
          </draw:text-box>
        </draw:frame>
        <draw:line draw:style-name="gr5" draw:text-style-name="P8" draw:layer="layout" svg:x1="80.796cm" svg:y1="44.313cm" svg:x2="85.876cm" svg:y2="44.313cm">
          <text:p/>
        </draw:line>
        <draw:custom-shape draw:style-name="gr22" draw:text-style-name="P14" draw:layer="layout" svg:width="5.08cm" svg:height="2.54cm" draw:transform="rotate (1.5707963267949) translate (85.878cm 52.541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4.446cm" svg:y1="48.096cm" svg:x2="85.878cm" svg:y2="48.096cm">
          <text:p/>
        </draw:line>
        <draw:line draw:style-name="gr24" draw:text-style-name="P2" draw:layer="layout" svg:x1="87.167cm" svg:y1="53.705cm" svg:x2="87.167cm" svg:y2="52.287cm">
          <text:p/>
        </draw:line>
        <draw:frame draw:style-name="gr25" draw:text-style-name="P3" draw:layer="layout" svg:width="3.558cm" svg:height="0.962cm" svg:x="83.804cm" svg:y="52.743cm">
          <draw:text-box>
            <text:p>sel_l2_op2</text:p>
          </draw:text-box>
        </draw:frame>
        <draw:frame draw:style-name="gr26" draw:text-style-name="P3" draw:layer="layout" svg:width="2.034cm" svg:height="0.962cm" svg:x="85.751cm" svg:y="47.642cm">
          <draw:text-box>
            <text:p>sel=0</text:p>
          </draw:text-box>
        </draw:frame>
        <draw:frame draw:style-name="gr26" draw:text-style-name="P3" draw:layer="layout" svg:width="2.034cm" svg:height="0.962cm" svg:x="85.751cm" svg:y="48.785cm">
          <draw:text-box>
            <text:p>sel=1</text:p>
          </draw:text-box>
        </draw:frame>
        <draw:line draw:style-name="gr5" draw:text-style-name="P8" draw:layer="layout" svg:x1="76.986cm" svg:y1="49.366cm" svg:x2="85.878cm" svg:y2="49.366cm">
          <text:p/>
        </draw:line>
        <draw:line draw:style-name="gr23" draw:text-style-name="P2" draw:layer="layout" svg:x1="79.526cm" svg:y1="50.636cm" svg:x2="85.876cm" svg:y2="50.636cm">
          <text:p/>
        </draw:line>
        <draw:frame draw:style-name="gr26" draw:text-style-name="P3" draw:layer="layout" svg:width="2.034cm" svg:height="0.962cm" svg:x="85.749cm" svg:y="50.182cm">
          <draw:text-box>
            <text:p>sel=2</text:p>
          </draw:text-box>
        </draw:frame>
        <draw:frame draw:style-name="gr26" draw:text-style-name="P3" draw:layer="layout" svg:width="2.034cm" svg:height="0.962cm" svg:x="85.749cm" svg:y="51.325cm">
          <draw:text-box>
            <text:p>sel=3</text:p>
          </draw:text-box>
        </draw:frame>
        <draw:line draw:style-name="gr5" draw:text-style-name="P8" draw:layer="layout" svg:x1="82.066cm" svg:y1="51.906cm" svg:x2="85.876cm" svg:y2="51.906cm">
          <text:p/>
        </draw:line>
        <draw:custom-shape draw:style-name="gr22" draw:text-style-name="P14" draw:layer="layout" svg:width="5.08cm" svg:height="2.54cm" draw:transform="rotate (1.5707963267949) translate (85.896cm 62.709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2" draw:layer="layout" svg:x1="87.185cm" svg:y1="63.926cm" svg:x2="87.185cm" svg:y2="62.455cm">
          <text:p/>
        </draw:line>
        <draw:frame draw:style-name="gr25" draw:text-style-name="P3" draw:layer="layout" svg:width="3.558cm" svg:height="0.962cm" svg:x="83.802cm" svg:y="62.976cm">
          <draw:text-box>
            <text:p>sel_l3_op1</text:p>
          </draw:text-box>
        </draw:frame>
        <draw:frame draw:style-name="gr26" draw:text-style-name="P3" draw:layer="layout" svg:width="2.034cm" svg:height="0.962cm" svg:x="85.769cm" svg:y="57.81cm">
          <draw:text-box>
            <text:p>sel=0</text:p>
          </draw:text-box>
        </draw:frame>
        <draw:frame draw:style-name="gr26" draw:text-style-name="P3" draw:layer="layout" svg:width="2.034cm" svg:height="0.962cm" svg:x="85.769cm" svg:y="58.953cm">
          <draw:text-box>
            <text:p>sel=1</text:p>
          </draw:text-box>
        </draw:frame>
        <draw:line draw:style-name="gr5" draw:text-style-name="P8" draw:layer="layout" svg:x1="75.718cm" svg:y1="59.599cm" svg:x2="85.896cm" svg:y2="59.534cm">
          <text:p/>
        </draw:line>
        <draw:line draw:style-name="gr23" draw:text-style-name="P2" draw:layer="layout" svg:x1="78.274cm" svg:y1="60.778cm" svg:x2="85.894cm" svg:y2="60.777cm">
          <text:p/>
        </draw:line>
        <draw:frame draw:style-name="gr26" draw:text-style-name="P3" draw:layer="layout" svg:width="2.034cm" svg:height="0.962cm" svg:x="85.767cm" svg:y="60.35cm">
          <draw:text-box>
            <text:p>sel=2</text:p>
          </draw:text-box>
        </draw:frame>
        <draw:frame draw:style-name="gr26" draw:text-style-name="P3" draw:layer="layout" svg:width="2.034cm" svg:height="0.962cm" svg:x="85.767cm" svg:y="61.493cm">
          <draw:text-box>
            <text:p>sel=3</text:p>
          </draw:text-box>
        </draw:frame>
        <draw:line draw:style-name="gr5" draw:text-style-name="P8" draw:layer="layout" svg:x1="80.814cm" svg:y1="62.02cm" svg:x2="85.894cm" svg:y2="62.074cm">
          <text:p/>
        </draw:line>
        <draw:custom-shape draw:style-name="gr22" draw:text-style-name="P14" draw:layer="layout" svg:width="5.08cm" svg:height="2.54cm" draw:transform="rotate (1.5707963267949) translate (85.896cm 70.27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2" draw:layer="layout" svg:x1="74.464cm" svg:y1="65.83cm" svg:x2="85.896cm" svg:y2="65.83cm">
          <text:p/>
        </draw:line>
        <draw:line draw:style-name="gr24" draw:text-style-name="P2" draw:layer="layout" svg:x1="87.185cm" svg:y1="71.492cm" svg:x2="87.185cm" svg:y2="70.021cm">
          <text:p/>
        </draw:line>
        <draw:frame draw:style-name="gr25" draw:text-style-name="P3" draw:layer="layout" svg:width="3.558cm" svg:height="0.962cm" svg:x="83.802cm" svg:y="70.596cm">
          <draw:text-box>
            <text:p>sel_l3_op2</text:p>
          </draw:text-box>
        </draw:frame>
        <draw:frame draw:style-name="gr26" draw:text-style-name="P3" draw:layer="layout" svg:width="2.034cm" svg:height="0.962cm" svg:x="85.769cm" svg:y="65.376cm">
          <draw:text-box>
            <text:p>sel=0</text:p>
          </draw:text-box>
        </draw:frame>
        <draw:frame draw:style-name="gr26" draw:text-style-name="P3" draw:layer="layout" svg:width="2.034cm" svg:height="0.962cm" svg:x="85.769cm" svg:y="66.519cm">
          <draw:text-box>
            <text:p>sel=1</text:p>
          </draw:text-box>
        </draw:frame>
        <draw:line draw:style-name="gr5" draw:text-style-name="P8" draw:layer="layout" svg:x1="77.004cm" svg:y1="67.1cm" svg:x2="85.896cm" svg:y2="67.1cm">
          <text:p/>
        </draw:line>
        <draw:line draw:style-name="gr23" draw:text-style-name="P2" draw:layer="layout" svg:x1="79.544cm" svg:y1="68.37cm" svg:x2="85.894cm" svg:y2="68.37cm">
          <text:p/>
        </draw:line>
        <draw:frame draw:style-name="gr26" draw:text-style-name="P3" draw:layer="layout" svg:width="2.034cm" svg:height="0.962cm" svg:x="85.767cm" svg:y="67.916cm">
          <draw:text-box>
            <text:p>sel=2</text:p>
          </draw:text-box>
        </draw:frame>
        <draw:frame draw:style-name="gr26" draw:text-style-name="P3" draw:layer="layout" svg:width="2.034cm" svg:height="0.962cm" svg:x="85.767cm" svg:y="69.059cm">
          <draw:text-box>
            <text:p>sel=3</text:p>
          </draw:text-box>
        </draw:frame>
        <draw:line draw:style-name="gr5" draw:text-style-name="P8" draw:layer="layout" svg:x1="82.084cm" svg:y1="69.64cm" svg:x2="85.894cm" svg:y2="69.64cm">
          <text:p/>
        </draw:line>
        <draw:frame draw:style-name="gr29" draw:text-style-name="P16" draw:layer="layout" svg:width="3.937cm" svg:height="0.962cm" svg:x="95.757cm" svg:y="5.116cm">
          <draw:text-box>
            <text:p text:style-name="P15">op1_data0</text:p>
          </draw:text-box>
        </draw:frame>
        <draw:frame draw:style-name="gr30" draw:text-style-name="P3" draw:layer="layout" svg:width="3.491cm" svg:height="0.962cm" svg:x="96.138cm" svg:y="6.386cm">
          <draw:text-box>
            <text:p text:style-name="P10">op2_data0</text:p>
          </draw:text-box>
        </draw:frame>
        <draw:line draw:style-name="gr28" draw:text-style-name="P2" draw:layer="layout" svg:x1="89.88cm" svg:y1="7.275cm" svg:x2="89.88cm" svg:y2="13.625cm">
          <text:p/>
        </draw:line>
        <draw:line draw:style-name="gr28" draw:text-style-name="P2" draw:layer="layout" svg:x1="89.881cm" svg:y1="13.66cm" svg:x2="88.375cm" svg:y2="13.66cm">
          <text:p/>
        </draw:line>
        <draw:line draw:style-name="gr28" draw:text-style-name="P2" draw:layer="layout" svg:x1="91.15cm" svg:y1="9.18cm" svg:x2="91.15cm" svg:y2="23.785cm">
          <text:p/>
        </draw:line>
        <draw:line draw:style-name="gr28" draw:text-style-name="P2" draw:layer="layout" svg:x1="92.42cm" svg:y1="10.704cm" svg:x2="92.42cm" svg:y2="31.405cm">
          <text:p/>
        </draw:line>
        <draw:frame draw:style-name="gr31" draw:text-style-name="P16" draw:layer="layout" svg:width="3.937cm" svg:height="0.962cm" svg:x="95.63cm" svg:y="8.418cm">
          <draw:text-box>
            <text:p text:style-name="P15">op1_data1</text:p>
          </draw:text-box>
        </draw:frame>
        <draw:frame draw:style-name="gr32" draw:text-style-name="P16" draw:layer="layout" svg:width="3.937cm" svg:height="0.962cm" svg:x="95.757cm" svg:y="9.615cm">
          <draw:text-box>
            <text:p text:style-name="P15">op2_data1</text:p>
          </draw:text-box>
        </draw:frame>
        <draw:line draw:style-name="gr28" draw:text-style-name="P2" draw:layer="layout" svg:x1="88.503cm" svg:y1="41.634cm" svg:x2="93.69cm" svg:y2="41.634cm">
          <text:p/>
        </draw:line>
        <draw:line draw:style-name="gr28" draw:text-style-name="P2" draw:layer="layout" svg:x1="88.376cm" svg:y1="49.222cm" svg:x2="94.96cm" svg:y2="49.222cm">
          <text:p/>
        </draw:line>
        <draw:line draw:style-name="gr28" draw:text-style-name="P2" draw:layer="layout" svg:x1="93.69cm" svg:y1="12.609cm" svg:x2="93.69cm" svg:y2="41.565cm">
          <text:p/>
        </draw:line>
        <draw:line draw:style-name="gr28" draw:text-style-name="P2" draw:layer="layout" svg:x1="94.96cm" svg:y1="13.879cm" svg:x2="94.96cm" svg:y2="49.185cm">
          <text:p/>
        </draw:line>
        <draw:line draw:style-name="gr28" draw:text-style-name="P2" draw:layer="layout" svg:x1="88.503cm" svg:y1="59.414cm" svg:x2="96.23cm" svg:y2="59.414cm">
          <text:p/>
        </draw:line>
        <draw:line draw:style-name="gr28" draw:text-style-name="P2" draw:layer="layout" svg:x1="88.376cm" svg:y1="67.002cm" svg:x2="97.5cm" svg:y2="67.002cm">
          <text:p/>
        </draw:line>
        <draw:line draw:style-name="gr28" draw:text-style-name="P2" draw:layer="layout" svg:x1="97.5cm" svg:y1="17.181cm" svg:x2="97.5cm" svg:y2="66.965cm">
          <text:p/>
        </draw:line>
        <draw:line draw:style-name="gr28" draw:text-style-name="P2" draw:layer="layout" svg:x1="96.23cm" svg:y1="15.911cm" svg:x2="96.23cm" svg:y2="59.345cm">
          <text:p/>
        </draw:line>
        <draw:frame draw:style-name="gr33" draw:text-style-name="P16" draw:layer="layout" svg:width="3.937cm" svg:height="0.962cm" svg:x="95.63cm" svg:y="11.52cm">
          <draw:text-box>
            <text:p text:style-name="P15">op1_data2</text:p>
          </draw:text-box>
        </draw:frame>
        <draw:frame draw:style-name="gr34" draw:text-style-name="P16" draw:layer="layout" svg:width="3.937cm" svg:height="0.962cm" svg:x="95.63cm" svg:y="12.917cm">
          <draw:text-box>
            <text:p text:style-name="P15">op2_data2</text:p>
          </draw:text-box>
        </draw:frame>
        <draw:frame draw:style-name="gr35" draw:text-style-name="P16" draw:layer="layout" svg:width="3.937cm" svg:height="0.962cm" svg:x="95.884cm" svg:y="14.949cm">
          <draw:text-box>
            <text:p text:style-name="P15">op1_data3</text:p>
          </draw:text-box>
        </draw:frame>
        <draw:frame draw:style-name="gr36" draw:text-style-name="P16" draw:layer="layout" svg:width="3.937cm" svg:height="0.962cm" svg:x="95.757cm" svg:y="16.165cm">
          <draw:text-box>
            <text:p text:style-name="P15">op2_data3</text:p>
          </draw:text-box>
        </draw:frame>
        <draw:frame draw:style-name="gr37" draw:text-style-name="P3" draw:layer="layout" svg:width="1.277cm" svg:height="0.962cm" svg:x="100.075cm" svg:y="20.229cm">
          <draw:text-box>
            <text:p>clk</text:p>
          </draw:text-box>
        </draw:frame>
        <draw:line draw:style-name="gr5" draw:text-style-name="P8" draw:layer="layout" svg:x1="73.178cm" svg:y1="22.896cm" svg:x2="85.913cm" svg:y2="22.896cm">
          <text:p/>
        </draw:line>
        <draw:line draw:style-name="gr28" draw:text-style-name="P2" draw:layer="layout" svg:x1="73.178cm" svg:y1="5.116cm" svg:x2="73.178cm" svg:y2="56.424cm">
          <text:p/>
        </draw:line>
        <draw:custom-shape draw:style-name="gr38" draw:text-style-name="P14" draw:layer="layout" svg:width="0.381cm" svg:height="0.381cm" svg:x="72.924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0.381cm" svg:height="0.381cm" svg:x="72.924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0.381cm" svg:height="0.381cm" svg:x="74.321cm" svg:y="1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8.131cm" svg:y="2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0.623cm" svg:y="2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5.523cm" svg:y="23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6.787cm" svg:y="24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5.517cm" svg:y="2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9.342cm" svg:y="32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1.869cm" svg:y="3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2.984cm" svg:y="22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2.973cm" svg:y="4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4.247cm" svg:y="30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4.236cm" svg:y="4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5.546cm" svg:y="41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73.178cm" svg:y1="56.424cm" svg:x2="83.338cm" svg:y2="56.424cm">
          <text:p/>
        </draw:line>
        <draw:line draw:style-name="gr5" draw:text-style-name="P8" draw:layer="layout" svg:x1="83.337cm" svg:y1="58.419cm" svg:x2="85.878cm" svg:y2="58.419cm">
          <text:p/>
        </draw:line>
        <draw:line draw:style-name="gr28" draw:text-style-name="P2" draw:layer="layout" svg:x1="83.338cm" svg:y1="56.424cm" svg:x2="83.338cm" svg:y2="58.456cm">
          <text:p/>
        </draw:line>
        <draw:custom-shape draw:style-name="gr39" draw:text-style-name="P17" draw:layer="layout" svg:width="0.381cm" svg:height="0.381cm" svg:x="78.059cm" svg:y="42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0.572cm" svg:y="4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1.941cm" svg:y="5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1.885cm" svg:y="59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80.602cm" svg:y="5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9.323cm" svg:y="42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9.371cm" svg:y="5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6.829cm" svg:y="3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381cm" svg:height="0.381cm" svg:x="76.81cm" svg:y="49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69.53cm" svg:y1="41.184cm" svg:x2="78.258cm" svg:y2="41.184cm">
          <text:p/>
        </draw:line>
        <draw:custom-shape draw:style-name="gr39" draw:text-style-name="P17" draw:layer="layout" svg:width="0.381cm" svg:height="0.381cm" svg:x="78.071cm" svg:y="4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8" draw:layer="layout" svg:x1="106.41cm" svg:y1="74.025cm" svg:x2="112.76cm" svg:y2="74.025cm">
          <text:p text:style-name="P7">2-bit lane address line</text:p>
        </draw:line>
        <draw:custom-shape draw:style-name="gr41" draw:text-style-name="P5" draw:layer="layout" svg:width="33.02cm" svg:height="12.7cm" svg:x="47.99cm" svg:y="69.58cm">
          <text:p text:style-name="P5">Last Written Register</text:p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89.392cm" svg:y1="10.652cm" svg:x2="86.979cm" svg:y2="10.652cm">
          <text:p/>
        </draw:line>
        <draw:line draw:style-name="gr42" draw:text-style-name="P2" draw:layer="layout" svg:x1="89.281cm" svg:y1="74.025cm" svg:x2="89.278cm" svg:y2="10.651cm">
          <text:p/>
        </draw:line>
        <draw:line draw:style-name="gr42" draw:text-style-name="P2" draw:layer="layout" svg:x1="81.01cm" svg:y1="74.025cm" svg:x2="89.265cm" svg:y2="74.025cm">
          <text:p/>
        </draw:line>
        <draw:line draw:style-name="gr42" draw:text-style-name="P2" draw:layer="layout" svg:x1="89.9cm" svg:y1="18.272cm" svg:x2="86.979cm" svg:y2="18.272cm">
          <text:p/>
        </draw:line>
        <draw:line draw:style-name="gr42" draw:text-style-name="P2" draw:layer="layout" svg:x1="89.9cm" svg:y1="74.66cm" svg:x2="89.896cm" svg:y2="18.272cm">
          <text:p/>
        </draw:line>
        <draw:line draw:style-name="gr42" draw:text-style-name="P2" draw:layer="layout" svg:x1="81.01cm" svg:y1="74.66cm" svg:x2="89.9cm" svg:y2="74.66cm">
          <text:p/>
        </draw:line>
        <draw:line draw:style-name="gr42" draw:text-style-name="P2" draw:layer="layout" svg:x1="90.535cm" svg:y1="28.432cm" svg:x2="87.124cm" svg:y2="28.434cm">
          <text:p/>
        </draw:line>
        <draw:line draw:style-name="gr42" draw:text-style-name="P2" draw:layer="layout" svg:x1="90.535cm" svg:y1="75.295cm" svg:x2="90.535cm" svg:y2="28.432cm">
          <text:p/>
        </draw:line>
        <draw:line draw:style-name="gr42" draw:text-style-name="P2" draw:layer="layout" svg:x1="81.01cm" svg:y1="75.295cm" svg:x2="90.535cm" svg:y2="75.295cm">
          <text:p/>
        </draw:line>
        <draw:line draw:style-name="gr42" draw:text-style-name="P2" draw:layer="layout" svg:x1="91.17cm" svg:y1="35.925cm" svg:x2="87.124cm" svg:y2="35.927cm">
          <text:p/>
        </draw:line>
        <draw:line draw:style-name="gr42" draw:text-style-name="P2" draw:layer="layout" svg:x1="91.17cm" svg:y1="75.93cm" svg:x2="91.17cm" svg:y2="35.925cm">
          <text:p/>
        </draw:line>
        <draw:line draw:style-name="gr42" draw:text-style-name="P2" draw:layer="layout" svg:x1="81.01cm" svg:y1="75.93cm" svg:x2="91.17cm" svg:y2="75.93cm">
          <text:p/>
        </draw:line>
        <draw:line draw:style-name="gr42" draw:text-style-name="P2" draw:layer="layout" svg:x1="91.805cm" svg:y1="46.212cm" svg:x2="87.106cm" svg:y2="46.214cm">
          <text:p/>
        </draw:line>
        <draw:line draw:style-name="gr42" draw:text-style-name="P2" draw:layer="layout" svg:x1="91.805cm" svg:y1="76.565cm" svg:x2="91.805cm" svg:y2="46.212cm">
          <text:p/>
        </draw:line>
        <draw:line draw:style-name="gr42" draw:text-style-name="P2" draw:layer="layout" svg:x1="81.01cm" svg:y1="76.565cm" svg:x2="91.805cm" svg:y2="76.565cm">
          <text:p/>
        </draw:line>
        <draw:line draw:style-name="gr42" draw:text-style-name="P2" draw:layer="layout" svg:x1="92.44cm" svg:y1="53.705cm" svg:x2="87.167cm" svg:y2="53.707cm">
          <text:p/>
        </draw:line>
        <draw:line draw:style-name="gr42" draw:text-style-name="P2" draw:layer="layout" svg:x1="92.44cm" svg:y1="77.2cm" svg:x2="92.44cm" svg:y2="53.705cm">
          <text:p/>
        </draw:line>
        <draw:line draw:style-name="gr42" draw:text-style-name="P2" draw:layer="layout" svg:x1="81.01cm" svg:y1="77.2cm" svg:x2="92.44cm" svg:y2="77.2cm">
          <text:p/>
        </draw:line>
        <draw:line draw:style-name="gr42" draw:text-style-name="P2" draw:layer="layout" svg:x1="93.075cm" svg:y1="63.96cm" svg:x2="87.167cm" svg:y2="63.96cm">
          <text:p/>
        </draw:line>
        <draw:line draw:style-name="gr42" draw:text-style-name="P2" draw:layer="layout" svg:x1="93.075cm" svg:y1="77.835cm" svg:x2="93.075cm" svg:y2="63.992cm">
          <text:p/>
        </draw:line>
        <draw:line draw:style-name="gr42" draw:text-style-name="P2" draw:layer="layout" svg:x1="81.01cm" svg:y1="77.835cm" svg:x2="93.075cm" svg:y2="77.835cm">
          <text:p/>
        </draw:line>
        <draw:line draw:style-name="gr42" draw:text-style-name="P2" draw:layer="layout" svg:x1="93.71cm" svg:y1="71.485cm" svg:x2="87.167cm" svg:y2="71.485cm">
          <text:p/>
        </draw:line>
        <draw:line draw:style-name="gr42" draw:text-style-name="P2" draw:layer="layout" svg:x1="93.71cm" svg:y1="78.47cm" svg:x2="93.71cm" svg:y2="71.485cm">
          <text:p/>
        </draw:line>
        <draw:line draw:style-name="gr42" draw:text-style-name="P2" draw:layer="layout" svg:x1="81.01cm" svg:y1="78.47cm" svg:x2="93.71cm" svg:y2="78.47cm">
          <text:p/>
        </draw:line>
        <draw:line draw:style-name="gr5" draw:text-style-name="P8" draw:layer="layout" svg:x1="61.96cm" svg:y1="8.166cm" svg:x2="67.04cm" svg:y2="8.166cm">
          <text:p/>
        </draw:line>
        <draw:line draw:style-name="gr43" draw:text-style-name="P8" draw:layer="layout" svg:x1="61.96cm" svg:y1="8.928cm" svg:x2="67.04cm" svg:y2="8.928cm">
          <text:p/>
        </draw:line>
        <draw:line draw:style-name="gr44" draw:text-style-name="P2" draw:layer="layout" svg:x1="61.96cm" svg:y1="4.81cm" svg:x2="67.04cm" svg:y2="4.81cm">
          <text:p/>
        </draw:line>
        <draw:line draw:style-name="gr44" draw:text-style-name="P2" draw:layer="layout" svg:x1="61.96cm" svg:y1="6.715cm" svg:x2="67.04cm" svg:y2="6.715cm">
          <text:p/>
        </draw:line>
        <draw:frame draw:style-name="gr45" draw:text-style-name="P3" draw:layer="layout" svg:width="2.598cm" svg:height="0.962cm" svg:x="64.061cm" svg:y="6.014cm">
          <draw:text-box>
            <text:p>addr_2</text:p>
          </draw:text-box>
        </draw:frame>
        <draw:line draw:style-name="gr43" draw:text-style-name="P8" draw:layer="layout" svg:x1="61.96cm" svg:y1="5.499cm" svg:x2="67.04cm" svg:y2="5.499cm">
          <text:p/>
        </draw:line>
        <draw:line draw:style-name="gr43" draw:text-style-name="P8" draw:layer="layout" svg:x1="61.96cm" svg:y1="10.017cm" svg:x2="67.04cm" svg:y2="10.017cm">
          <text:p/>
        </draw:line>
        <draw:frame draw:style-name="gr46" draw:text-style-name="P3" draw:layer="layout" svg:width="2.542cm" svg:height="0.962cm" svg:x="63.99cm" svg:y="7.404cm">
          <draw:text-box>
            <text:p>w_data</text:p>
          </draw:text-box>
        </draw:frame>
        <draw:frame draw:style-name="gr47" draw:text-style-name="P3" draw:layer="layout" svg:width="2.506cm" svg:height="0.962cm" svg:x="64.627cm" svg:y="9.309cm">
          <draw:text-box>
            <text:p>rst_n</text:p>
          </draw:text-box>
        </draw:frame>
        <draw:frame draw:style-name="gr48" draw:text-style-name="P3" draw:layer="layout" svg:width="1.979cm" svg:height="0.962cm" svg:x="64.68cm" svg:y="8.166cm">
          <draw:text-box>
            <text:p>clk_2</text:p>
          </draw:text-box>
        </draw:frame>
        <draw:frame draw:style-name="gr48" draw:text-style-name="P3" draw:layer="layout" svg:width="1.979cm" svg:height="0.962cm" svg:x="64.754cm" svg:y="4.737cm">
          <draw:text-box>
            <text:p>clk_1</text:p>
          </draw:text-box>
        </draw:frame>
        <draw:line draw:style-name="gr44" draw:text-style-name="P2" draw:layer="layout" svg:x1="61.96cm" svg:y1="7.604cm" svg:x2="67.04cm" svg:y2="7.604cm">
          <text:p/>
        </draw:line>
        <draw:frame draw:style-name="gr27" draw:text-style-name="P3" draw:layer="layout" svg:width="2.788cm" svg:height="0.962cm" svg:x="64.061cm" svg:y="6.823cm">
          <draw:text-box>
            <text:p>addr_wr</text:p>
          </draw:text-box>
        </draw:frame>
        <draw:frame draw:style-name="gr49" draw:text-style-name="P3" draw:layer="layout" svg:width="2.471cm" svg:height="0.962cm" svg:x="63.992cm" svg:y="3.975cm">
          <draw:text-box>
            <text:p>addr_1</text:p>
          </draw:text-box>
        </draw:frame>
        <draw:line draw:style-name="gr5" draw:text-style-name="P8" draw:layer="layout" svg:x1="61.96cm" svg:y1="25.892cm" svg:x2="67.04cm" svg:y2="25.892cm">
          <text:p/>
        </draw:line>
        <draw:line draw:style-name="gr43" draw:text-style-name="P8" draw:layer="layout" svg:x1="61.96cm" svg:y1="26.654cm" svg:x2="67.04cm" svg:y2="26.654cm">
          <text:p/>
        </draw:line>
        <draw:line draw:style-name="gr44" draw:text-style-name="P2" draw:layer="layout" svg:x1="61.96cm" svg:y1="22.59cm" svg:x2="67.04cm" svg:y2="22.59cm">
          <text:p/>
        </draw:line>
        <draw:line draw:style-name="gr44" draw:text-style-name="P2" draw:layer="layout" svg:x1="61.96cm" svg:y1="24.495cm" svg:x2="67.04cm" svg:y2="24.495cm">
          <text:p/>
        </draw:line>
        <draw:frame draw:style-name="gr45" draw:text-style-name="P3" draw:layer="layout" svg:width="2.598cm" svg:height="0.962cm" svg:x="64.061cm" svg:y="23.74cm">
          <draw:text-box>
            <text:p>addr_2</text:p>
          </draw:text-box>
        </draw:frame>
        <draw:line draw:style-name="gr43" draw:text-style-name="P8" draw:layer="layout" svg:x1="61.96cm" svg:y1="23.225cm" svg:x2="67.04cm" svg:y2="23.225cm">
          <text:p/>
        </draw:line>
        <draw:line draw:style-name="gr43" draw:text-style-name="P8" draw:layer="layout" svg:x1="61.96cm" svg:y1="27.743cm" svg:x2="67.04cm" svg:y2="27.743cm">
          <text:p/>
        </draw:line>
        <draw:frame draw:style-name="gr46" draw:text-style-name="P3" draw:layer="layout" svg:width="2.542cm" svg:height="0.962cm" svg:x="63.99cm" svg:y="25.13cm">
          <draw:text-box>
            <text:p>w_data</text:p>
          </draw:text-box>
        </draw:frame>
        <draw:frame draw:style-name="gr47" draw:text-style-name="P3" draw:layer="layout" svg:width="2.506cm" svg:height="0.962cm" svg:x="64.627cm" svg:y="27.035cm">
          <draw:text-box>
            <text:p>rst_n</text:p>
          </draw:text-box>
        </draw:frame>
        <draw:frame draw:style-name="gr48" draw:text-style-name="P3" draw:layer="layout" svg:width="1.979cm" svg:height="0.962cm" svg:x="64.68cm" svg:y="25.892cm">
          <draw:text-box>
            <text:p>clk_2</text:p>
          </draw:text-box>
        </draw:frame>
        <draw:frame draw:style-name="gr48" draw:text-style-name="P3" draw:layer="layout" svg:width="1.979cm" svg:height="0.962cm" svg:x="64.754cm" svg:y="22.463cm">
          <draw:text-box>
            <text:p>clk_1</text:p>
          </draw:text-box>
        </draw:frame>
        <draw:line draw:style-name="gr44" draw:text-style-name="P2" draw:layer="layout" svg:x1="61.96cm" svg:y1="25.304cm" svg:x2="67.04cm" svg:y2="25.304cm">
          <text:p/>
        </draw:line>
        <draw:frame draw:style-name="gr27" draw:text-style-name="P3" draw:layer="layout" svg:width="2.788cm" svg:height="0.962cm" svg:x="64.061cm" svg:y="24.549cm">
          <draw:text-box>
            <text:p>addr_wr</text:p>
          </draw:text-box>
        </draw:frame>
        <draw:frame draw:style-name="gr49" draw:text-style-name="P3" draw:layer="layout" svg:width="2.471cm" svg:height="0.962cm" svg:x="63.992cm" svg:y="21.701cm">
          <draw:text-box>
            <text:p>addr_1</text:p>
          </draw:text-box>
        </draw:frame>
        <draw:line draw:style-name="gr5" draw:text-style-name="P8" draw:layer="layout" svg:x1="61.96cm" svg:y1="43.672cm" svg:x2="67.04cm" svg:y2="43.672cm">
          <text:p/>
        </draw:line>
        <draw:line draw:style-name="gr43" draw:text-style-name="P8" draw:layer="layout" svg:x1="61.96cm" svg:y1="44.434cm" svg:x2="67.04cm" svg:y2="44.434cm">
          <text:p/>
        </draw:line>
        <draw:line draw:style-name="gr44" draw:text-style-name="P2" draw:layer="layout" svg:x1="61.96cm" svg:y1="40.37cm" svg:x2="67.04cm" svg:y2="40.37cm">
          <text:p/>
        </draw:line>
        <draw:line draw:style-name="gr44" draw:text-style-name="P2" draw:layer="layout" svg:x1="61.96cm" svg:y1="42.275cm" svg:x2="67.04cm" svg:y2="42.275cm">
          <text:p/>
        </draw:line>
        <draw:frame draw:style-name="gr45" draw:text-style-name="P3" draw:layer="layout" svg:width="2.598cm" svg:height="0.962cm" svg:x="64.061cm" svg:y="41.52cm">
          <draw:text-box>
            <text:p>addr_2</text:p>
          </draw:text-box>
        </draw:frame>
        <draw:line draw:style-name="gr43" draw:text-style-name="P8" draw:layer="layout" svg:x1="61.96cm" svg:y1="41.005cm" svg:x2="67.04cm" svg:y2="41.005cm">
          <text:p/>
        </draw:line>
        <draw:line draw:style-name="gr43" draw:text-style-name="P8" draw:layer="layout" svg:x1="61.96cm" svg:y1="45.523cm" svg:x2="67.04cm" svg:y2="45.523cm">
          <text:p/>
        </draw:line>
        <draw:frame draw:style-name="gr46" draw:text-style-name="P3" draw:layer="layout" svg:width="2.542cm" svg:height="0.962cm" svg:x="63.99cm" svg:y="42.91cm">
          <draw:text-box>
            <text:p>w_data</text:p>
          </draw:text-box>
        </draw:frame>
        <draw:frame draw:style-name="gr47" draw:text-style-name="P3" draw:layer="layout" svg:width="2.506cm" svg:height="0.962cm" svg:x="64.627cm" svg:y="44.815cm">
          <draw:text-box>
            <text:p>rst_n</text:p>
          </draw:text-box>
        </draw:frame>
        <draw:frame draw:style-name="gr48" draw:text-style-name="P3" draw:layer="layout" svg:width="1.979cm" svg:height="0.962cm" svg:x="64.68cm" svg:y="43.672cm">
          <draw:text-box>
            <text:p>clk_2</text:p>
          </draw:text-box>
        </draw:frame>
        <draw:frame draw:style-name="gr48" draw:text-style-name="P3" draw:layer="layout" svg:width="1.979cm" svg:height="0.962cm" svg:x="64.754cm" svg:y="40.243cm">
          <draw:text-box>
            <text:p>clk_1</text:p>
          </draw:text-box>
        </draw:frame>
        <draw:line draw:style-name="gr44" draw:text-style-name="P2" draw:layer="layout" svg:x1="61.96cm" svg:y1="43.084cm" svg:x2="67.04cm" svg:y2="43.084cm">
          <text:p/>
        </draw:line>
        <draw:frame draw:style-name="gr27" draw:text-style-name="P3" draw:layer="layout" svg:width="2.788cm" svg:height="0.962cm" svg:x="64.061cm" svg:y="42.329cm">
          <draw:text-box>
            <text:p>addr_wr</text:p>
          </draw:text-box>
        </draw:frame>
        <draw:frame draw:style-name="gr49" draw:text-style-name="P3" draw:layer="layout" svg:width="2.471cm" svg:height="0.962cm" svg:x="63.992cm" svg:y="39.481cm">
          <draw:text-box>
            <text:p>addr_1</text:p>
          </draw:text-box>
        </draw:frame>
        <draw:line draw:style-name="gr5" draw:text-style-name="P8" draw:layer="layout" svg:x1="61.96cm" svg:y1="61.579cm" svg:x2="67.04cm" svg:y2="61.579cm">
          <text:p/>
        </draw:line>
        <draw:line draw:style-name="gr43" draw:text-style-name="P8" draw:layer="layout" svg:x1="61.96cm" svg:y1="62.341cm" svg:x2="67.04cm" svg:y2="62.341cm">
          <text:p/>
        </draw:line>
        <draw:line draw:style-name="gr44" draw:text-style-name="P2" draw:layer="layout" svg:x1="61.96cm" svg:y1="58.15cm" svg:x2="67.04cm" svg:y2="58.15cm">
          <text:p/>
        </draw:line>
        <draw:line draw:style-name="gr44" draw:text-style-name="P2" draw:layer="layout" svg:x1="61.96cm" svg:y1="60.182cm" svg:x2="67.04cm" svg:y2="60.182cm">
          <text:p/>
        </draw:line>
        <draw:frame draw:style-name="gr45" draw:text-style-name="P3" draw:layer="layout" svg:width="2.598cm" svg:height="0.962cm" svg:x="64.061cm" svg:y="59.427cm">
          <draw:text-box>
            <text:p>addr_2</text:p>
          </draw:text-box>
        </draw:frame>
        <draw:line draw:style-name="gr43" draw:text-style-name="P8" draw:layer="layout" svg:x1="61.96cm" svg:y1="58.912cm" svg:x2="67.04cm" svg:y2="58.912cm">
          <text:p/>
        </draw:line>
        <draw:line draw:style-name="gr43" draw:text-style-name="P8" draw:layer="layout" svg:x1="61.96cm" svg:y1="63.43cm" svg:x2="67.04cm" svg:y2="63.43cm">
          <text:p/>
        </draw:line>
        <draw:frame draw:style-name="gr46" draw:text-style-name="P3" draw:layer="layout" svg:width="2.542cm" svg:height="0.962cm" svg:x="63.99cm" svg:y="60.817cm">
          <draw:text-box>
            <text:p>w_data</text:p>
          </draw:text-box>
        </draw:frame>
        <draw:frame draw:style-name="gr47" draw:text-style-name="P3" draw:layer="layout" svg:width="2.506cm" svg:height="0.962cm" svg:x="64.627cm" svg:y="62.722cm">
          <draw:text-box>
            <text:p>rst_n</text:p>
          </draw:text-box>
        </draw:frame>
        <draw:frame draw:style-name="gr48" draw:text-style-name="P3" draw:layer="layout" svg:width="1.979cm" svg:height="0.962cm" svg:x="64.68cm" svg:y="61.579cm">
          <draw:text-box>
            <text:p>clk_2</text:p>
          </draw:text-box>
        </draw:frame>
        <draw:frame draw:style-name="gr48" draw:text-style-name="P3" draw:layer="layout" svg:width="1.979cm" svg:height="0.962cm" svg:x="64.754cm" svg:y="58.15cm">
          <draw:text-box>
            <text:p>clk_1</text:p>
          </draw:text-box>
        </draw:frame>
        <draw:line draw:style-name="gr44" draw:text-style-name="P2" draw:layer="layout" svg:x1="61.96cm" svg:y1="60.991cm" svg:x2="67.04cm" svg:y2="60.991cm">
          <text:p/>
        </draw:line>
        <draw:frame draw:style-name="gr27" draw:text-style-name="P3" draw:layer="layout" svg:width="2.788cm" svg:height="0.962cm" svg:x="64.061cm" svg:y="60.236cm">
          <draw:text-box>
            <text:p>addr_wr</text:p>
          </draw:text-box>
        </draw:frame>
        <draw:frame draw:style-name="gr49" draw:text-style-name="P3" draw:layer="layout" svg:width="2.471cm" svg:height="0.962cm" svg:x="63.992cm" svg:y="57.388cm">
          <draw:text-box>
            <text:p>addr_1</text:p>
          </draw:text-box>
        </draw:frame>
        <draw:line draw:style-name="gr14" draw:text-style-name="P8" draw:layer="layout" svg:x1="45.45cm" svg:y1="81.645cm" svg:x2="47.99cm" svg:y2="81.645cm">
          <text:p text:style-name="P7">clk</text:p>
        </draw:line>
        <draw:line draw:style-name="gr14" draw:text-style-name="P8" draw:layer="layout" svg:x1="45.45cm" svg:y1="81.01cm" svg:x2="47.99cm" svg:y2="81.01cm">
          <text:p text:style-name="P7">rst_n</text:p>
        </draw:line>
        <draw:line draw:style-name="gr1" draw:text-style-name="P11" draw:layer="layout" svg:x1="35.29cm" svg:y1="70.85cm" svg:x2="35.29cm" svg:y2="4.937cm">
          <text:p/>
        </draw:line>
        <draw:line draw:style-name="gr1" draw:text-style-name="P1" draw:layer="layout" svg:x1="35.925cm" svg:y1="71.485cm" svg:x2="35.86cm" svg:y2="6.825cm">
          <text:p/>
        </draw:line>
        <draw:line draw:style-name="gr21" draw:text-style-name="P2" draw:layer="layout" svg:x1="36.56cm" svg:y1="72.12cm" svg:x2="36.56cm" svg:y2="7.587cm">
          <text:p/>
        </draw:line>
        <draw:line draw:style-name="gr1" draw:text-style-name="P11" draw:layer="layout" svg:x1="37.83cm" svg:y1="73.39cm" svg:x2="37.83cm" svg:y2="22.37cm">
          <text:p/>
        </draw:line>
        <draw:line draw:style-name="gr1" draw:text-style-name="P11" draw:layer="layout" svg:x1="38.465cm" svg:y1="74.025cm" svg:x2="38.465cm" svg:y2="24.385cm">
          <text:p/>
        </draw:line>
        <draw:line draw:style-name="gr1" draw:text-style-name="P11" draw:layer="layout" svg:x1="39.1cm" svg:y1="74.66cm" svg:x2="39.1cm" svg:y2="25.304cm">
          <text:p/>
        </draw:line>
        <draw:line draw:style-name="gr1" draw:text-style-name="P11" draw:layer="layout" svg:x1="40.37cm" svg:y1="75.93cm" svg:x2="40.37cm" svg:y2="40.387cm">
          <text:p/>
        </draw:line>
        <draw:line draw:style-name="gr1" draw:text-style-name="P11" draw:layer="layout" svg:x1="41.005cm" svg:y1="76.565cm" svg:x2="41.005cm" svg:y2="42.275cm">
          <text:p/>
        </draw:line>
        <draw:line draw:style-name="gr1" draw:text-style-name="P11" draw:layer="layout" svg:x1="41.64cm" svg:y1="77.2cm" svg:x2="41.64cm" svg:y2="43.054cm">
          <text:p/>
        </draw:line>
        <draw:line draw:style-name="gr1" draw:text-style-name="P11" draw:layer="layout" svg:x1="42.91cm" svg:y1="78.47cm" svg:x2="42.91cm" svg:y2="58.15cm">
          <text:p/>
        </draw:line>
        <draw:line draw:style-name="gr1" draw:text-style-name="P11" draw:layer="layout" svg:x1="43.545cm" svg:y1="79.105cm" svg:x2="43.545cm" svg:y2="60.165cm">
          <text:p/>
        </draw:line>
        <draw:line draw:style-name="gr1" draw:text-style-name="P11" draw:layer="layout" svg:x1="44.18cm" svg:y1="79.74cm" svg:x2="44.18cm" svg:y2="60.927cm">
          <text:p/>
        </draw:line>
        <draw:custom-shape draw:style-name="gr50" draw:text-style-name="P18" draw:layer="layout" svg:width="0.381cm" svg:height="0.381cm" svg:x="35.089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7.637cm" svg:y="2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5.736cm" svg:y="6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8.274cm" svg:y="2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6.368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38.95cm" svg:y="25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0.187cm" svg:y="4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0.808cm" svg:y="4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1.443cm" svg:y="4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2.697cm" svg:y="5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3.359cm" svg:y="59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8" draw:layer="layout" svg:width="0.381cm" svg:height="0.381cm" svg:x="43.998cm" svg:y="60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2" draw:layer="layout" svg:x1="35.29cm" svg:y1="70.85cm" svg:x2="47.99cm" svg:y2="70.85cm">
          <text:p/>
        </draw:line>
        <draw:line draw:style-name="gr44" draw:text-style-name="P2" draw:layer="layout" svg:x1="35.925cm" svg:y1="71.485cm" svg:x2="47.99cm" svg:y2="71.485cm">
          <text:p/>
        </draw:line>
        <draw:line draw:style-name="gr44" draw:text-style-name="P2" draw:layer="layout" svg:x1="36.56cm" svg:y1="72.12cm" svg:x2="47.99cm" svg:y2="72.12cm">
          <text:p/>
        </draw:line>
        <draw:line draw:style-name="gr44" draw:text-style-name="P2" draw:layer="layout" svg:x1="37.83cm" svg:y1="73.39cm" svg:x2="47.99cm" svg:y2="73.39cm">
          <text:p/>
        </draw:line>
        <draw:line draw:style-name="gr44" draw:text-style-name="P2" draw:layer="layout" svg:x1="38.465cm" svg:y1="74.025cm" svg:x2="47.99cm" svg:y2="74.025cm">
          <text:p/>
        </draw:line>
        <draw:line draw:style-name="gr44" draw:text-style-name="P2" draw:layer="layout" svg:x1="39.1cm" svg:y1="74.66cm" svg:x2="47.99cm" svg:y2="74.66cm">
          <text:p/>
        </draw:line>
        <draw:line draw:style-name="gr44" draw:text-style-name="P2" draw:layer="layout" svg:x1="40.37cm" svg:y1="75.93cm" svg:x2="47.99cm" svg:y2="75.93cm">
          <text:p/>
        </draw:line>
        <draw:line draw:style-name="gr44" draw:text-style-name="P2" draw:layer="layout" svg:x1="41.005cm" svg:y1="76.565cm" svg:x2="47.99cm" svg:y2="76.565cm">
          <text:p/>
        </draw:line>
        <draw:line draw:style-name="gr44" draw:text-style-name="P2" draw:layer="layout" svg:x1="41.64cm" svg:y1="77.2cm" svg:x2="47.99cm" svg:y2="77.2cm">
          <text:p/>
        </draw:line>
        <draw:line draw:style-name="gr44" draw:text-style-name="P2" draw:layer="layout" svg:x1="42.91cm" svg:y1="78.47cm" svg:x2="47.99cm" svg:y2="78.47cm">
          <text:p/>
        </draw:line>
        <draw:line draw:style-name="gr44" draw:text-style-name="P2" draw:layer="layout" svg:x1="43.545cm" svg:y1="79.105cm" svg:x2="47.99cm" svg:y2="79.105cm">
          <text:p/>
        </draw:line>
        <draw:line draw:style-name="gr44" draw:text-style-name="P2" draw:layer="layout" svg:x1="44.18cm" svg:y1="79.74cm" svg:x2="47.99cm" svg:y2="79.74cm">
          <text:p/>
        </draw:line>
        <draw:frame draw:style-name="gr12" draw:text-style-name="P3" draw:layer="layout" svg:width="3.525cm" svg:height="0.962cm" svg:x="47.894cm" svg:y="70.269cm">
          <draw:text-box>
            <text:p text:style-name="P10"><text:span text:style-name="T1">op1_addr0</text:span></text:p>
          </draw:text-box>
        </draw:frame>
        <draw:frame draw:style-name="gr12" draw:text-style-name="P3" draw:layer="layout" svg:width="3.525cm" svg:height="0.962cm" svg:x="47.894cm" svg:y="71.031cm">
          <draw:text-box>
            <text:p text:style-name="P19">op2_addr0</text:p>
          </draw:text-box>
        </draw:frame>
        <draw:frame draw:style-name="gr51" draw:text-style-name="P3" draw:layer="layout" svg:width="2.894cm" svg:height="0.962cm" svg:x="47.89cm" svg:y="71.612cm">
          <draw:text-box>
            <text:p text:style-name="P10">w_data0</text:p>
          </draw:text-box>
        </draw:frame>
        <draw:frame draw:style-name="gr12" draw:text-style-name="P3" draw:layer="layout" svg:width="3.525cm" svg:height="0.962cm" svg:x="48.021cm" svg:y="72.863cm">
          <draw:text-box>
            <text:p text:style-name="P10"><text:span text:style-name="T1">op1_addr1</text:span></text:p>
          </draw:text-box>
        </draw:frame>
        <draw:frame draw:style-name="gr12" draw:text-style-name="P3" draw:layer="layout" svg:width="3.525cm" svg:height="0.962cm" svg:x="48.021cm" svg:y="73.625cm">
          <draw:text-box>
            <text:p text:style-name="P19">op2_addr1</text:p>
          </draw:text-box>
        </draw:frame>
        <draw:frame draw:style-name="gr51" draw:text-style-name="P3" draw:layer="layout" svg:width="2.894cm" svg:height="0.962cm" svg:x="48.017cm" svg:y="74.206cm">
          <draw:text-box>
            <text:p text:style-name="P10">w_data1</text:p>
          </draw:text-box>
        </draw:frame>
        <draw:frame draw:style-name="gr12" draw:text-style-name="P3" draw:layer="layout" svg:width="3.525cm" svg:height="0.962cm" svg:x="48.021cm" svg:y="75.422cm">
          <draw:text-box>
            <text:p text:style-name="P10"><text:span text:style-name="T1">op1_addr2</text:span></text:p>
          </draw:text-box>
        </draw:frame>
        <draw:frame draw:style-name="gr12" draw:text-style-name="P3" draw:layer="layout" svg:width="3.525cm" svg:height="0.962cm" svg:x="48.021cm" svg:y="76.184cm">
          <draw:text-box>
            <text:p text:style-name="P19">op2_addr2</text:p>
          </draw:text-box>
        </draw:frame>
        <draw:frame draw:style-name="gr51" draw:text-style-name="P3" draw:layer="layout" svg:width="2.894cm" svg:height="0.962cm" svg:x="48.017cm" svg:y="76.765cm">
          <draw:text-box>
            <text:p text:style-name="P10">w_data2</text:p>
          </draw:text-box>
        </draw:frame>
        <draw:frame draw:style-name="gr12" draw:text-style-name="P3" draw:layer="layout" svg:width="3.525cm" svg:height="0.962cm" svg:x="48.121cm" svg:y="77.962cm">
          <draw:text-box>
            <text:p text:style-name="P10"><text:span text:style-name="T1">op1_addr3</text:span></text:p>
          </draw:text-box>
        </draw:frame>
        <draw:frame draw:style-name="gr12" draw:text-style-name="P3" draw:layer="layout" svg:width="3.525cm" svg:height="0.962cm" svg:x="48.121cm" svg:y="78.724cm">
          <draw:text-box>
            <text:p text:style-name="P19">op2_addr3</text:p>
          </draw:text-box>
        </draw:frame>
        <draw:frame draw:style-name="gr51" draw:text-style-name="P3" draw:layer="layout" svg:width="2.894cm" svg:height="0.962cm" svg:x="48.117cm" svg:y="79.305cm">
          <draw:text-box>
            <text:p text:style-name="P10">w_data3</text:p>
          </draw:text-box>
        </draw:frame>
        <draw:frame draw:style-name="gr25" draw:text-style-name="P21" draw:layer="layout" svg:width="3.558cm" svg:height="0.962cm" svg:x="77.579cm" svg:y="78.016cm">
          <draw:text-box>
            <text:p text:style-name="P20">sel_l3_op2</text:p>
          </draw:text-box>
        </draw:frame>
        <draw:frame draw:style-name="gr25" draw:text-style-name="P21" draw:layer="layout" svg:width="3.558cm" svg:height="0.962cm" svg:x="77.579cm" svg:y="77.327cm">
          <draw:text-box>
            <text:p text:style-name="P20">sel_l3_op1</text:p>
          </draw:text-box>
        </draw:frame>
        <draw:frame draw:style-name="gr25" draw:text-style-name="P21" draw:layer="layout" svg:width="3.558cm" svg:height="0.962cm" svg:x="77.579cm" svg:y="76.746cm">
          <draw:text-box>
            <text:p text:style-name="P20">sel_l2_op2</text:p>
          </draw:text-box>
        </draw:frame>
        <draw:frame draw:style-name="gr25" draw:text-style-name="P21" draw:layer="layout" svg:width="3.558cm" svg:height="0.962cm" svg:x="77.579cm" svg:y="76.057cm">
          <draw:text-box>
            <text:p text:style-name="P20">sel_l2_op1</text:p>
          </draw:text-box>
        </draw:frame>
        <draw:frame draw:style-name="gr25" draw:text-style-name="P21" draw:layer="layout" svg:width="3.558cm" svg:height="0.962cm" svg:x="77.579cm" svg:y="75.349cm">
          <draw:text-box>
            <text:p text:style-name="P20">sel_l1_op2</text:p>
          </draw:text-box>
        </draw:frame>
        <draw:frame draw:style-name="gr25" draw:text-style-name="P21" draw:layer="layout" svg:width="3.558cm" svg:height="0.962cm" svg:x="77.579cm" svg:y="74.66cm">
          <draw:text-box>
            <text:p text:style-name="P20">sel_l1_op1</text:p>
          </draw:text-box>
        </draw:frame>
        <draw:frame draw:style-name="gr25" draw:text-style-name="P21" draw:layer="layout" svg:width="3.558cm" svg:height="0.962cm" svg:x="77.579cm" svg:y="74.079cm">
          <draw:text-box>
            <text:p text:style-name="P20">sel_l0_op2</text:p>
          </draw:text-box>
        </draw:frame>
        <draw:frame draw:style-name="gr25" draw:text-style-name="P21" draw:layer="layout" svg:width="3.558cm" svg:height="0.962cm" svg:x="77.579cm" svg:y="73.39cm">
          <draw:text-box>
            <text:p text:style-name="P20">sel_l0_op1</text:p>
          </draw:text-box>
        </draw:frame>
      </draw:page>
      <draw:page draw:name="page2" draw:style-name="dp1" draw:master-page-name="Default">
        <draw:custom-shape draw:style-name="gr52" draw:text-style-name="P5" draw:layer="layout" svg:width="2.54cm" svg:height="5.08cm" svg:x="23.006cm" svg:y="5.445cm">
          <text:p text:style-name="P5">2-port</text:p>
          <text:p text:style-name="P5">ram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8.78cm" svg:y1="8.62cm" svg:x2="23.006cm" svg:y2="8.62cm">
          <text:p/>
        </draw:line>
        <draw:line draw:style-name="gr43" draw:text-style-name="P8" draw:layer="layout" svg:x1="20.05cm" svg:y1="9.89cm" svg:x2="23.006cm" svg:y2="9.89cm">
          <text:p/>
        </draw:line>
        <draw:line draw:style-name="gr44" draw:text-style-name="P2" draw:layer="layout" svg:x1="17.926cm" svg:y1="6.08cm" svg:x2="23.006cm" svg:y2="6.08cm">
          <text:p/>
        </draw:line>
        <draw:line draw:style-name="gr44" draw:text-style-name="P2" draw:layer="layout" svg:x1="17.002cm" svg:y1="7.985cm" svg:x2="23.006cm" svg:y2="7.985cm">
          <text:p/>
        </draw:line>
        <draw:frame draw:style-name="gr49" draw:text-style-name="P3" draw:layer="layout" svg:width="2.471cm" svg:height="0.962cm" svg:x="20.281cm" svg:y="5.318cm">
          <draw:text-box>
            <text:p>addr_1</text:p>
          </draw:text-box>
        </draw:frame>
        <draw:frame draw:style-name="gr45" draw:text-style-name="P3" draw:layer="layout" svg:width="2.598cm" svg:height="0.962cm" svg:x="20.027cm" svg:y="7.23cm">
          <draw:text-box>
            <text:p>addr_2</text:p>
          </draw:text-box>
        </draw:frame>
        <draw:line draw:style-name="gr43" draw:text-style-name="P8" draw:layer="layout" svg:x1="17.926cm" svg:y1="6.715cm" svg:x2="23.006cm" svg:y2="6.715cm">
          <text:p/>
        </draw:line>
        <draw:line draw:style-name="gr43" draw:text-style-name="P8" draw:layer="layout" svg:x1="19.542cm" svg:y1="9.255cm" svg:x2="23.006cm" svg:y2="9.255cm">
          <text:p/>
        </draw:line>
        <draw:frame draw:style-name="gr46" draw:text-style-name="P3" draw:layer="layout" svg:width="2.542cm" svg:height="0.962cm" svg:x="19.956cm" svg:y="7.858cm">
          <draw:text-box>
            <text:p>w_data</text:p>
          </draw:text-box>
        </draw:frame>
        <draw:frame draw:style-name="gr53" draw:text-style-name="P3" draw:layer="layout" svg:width="1.311cm" svg:height="0.962cm" svg:x="21.187cm" svg:y="8.547cm">
          <draw:text-box>
            <text:p>we</text:p>
          </draw:text-box>
        </draw:frame>
        <draw:frame draw:style-name="gr48" draw:text-style-name="P3" draw:layer="layout" svg:width="1.979cm" svg:height="0.962cm" svg:x="20.646cm" svg:y="9.128cm">
          <draw:text-box>
            <text:p>clk_2</text:p>
          </draw:text-box>
        </draw:frame>
        <draw:frame draw:style-name="gr48" draw:text-style-name="P3" draw:layer="layout" svg:width="1.979cm" svg:height="0.962cm" svg:x="20.72cm" svg:y="5.953cm">
          <draw:text-box>
            <text:p>clk_1</text:p>
          </draw:text-box>
        </draw:frame>
        <draw:line draw:style-name="gr28" draw:text-style-name="P2" draw:layer="layout" svg:x1="28.848cm" svg:y1="7.985cm" svg:x2="30.118cm" svg:y2="7.985cm">
          <text:p/>
        </draw:line>
        <draw:line draw:style-name="gr23" draw:text-style-name="P2" draw:layer="layout" svg:x1="25.546cm" svg:y1="7.985cm" svg:x2="30.464cm" svg:y2="7.985cm">
          <text:p/>
        </draw:line>
        <draw:frame draw:style-name="gr27" draw:text-style-name="P3" draw:layer="layout" svg:width="2.788cm" svg:height="0.962cm" svg:x="25.552cm" svg:y="7.096cm">
          <draw:text-box>
            <text:p>d_out_2</text:p>
          </draw:text-box>
        </draw:frame>
        <draw:frame draw:style-name="gr27" draw:text-style-name="P3" draw:layer="layout" svg:width="2.788cm" svg:height="0.962cm" svg:x="25.679cm" svg:y="5.499cm">
          <draw:text-box>
            <text:p>d_out_1</text:p>
          </draw:text-box>
        </draw:frame>
        <draw:line draw:style-name="gr23" draw:text-style-name="P2" draw:layer="layout" svg:x1="25.504cm" svg:y1="6.536cm" svg:x2="30.422cm" svg:y2="6.536cm">
          <text:p/>
        </draw:line>
        <draw:line draw:style-name="gr43" draw:text-style-name="P8" draw:layer="layout" svg:x1="4.757cm" svg:y1="16.875cm" svg:x2="9.837cm" svg:y2="16.875cm">
          <text:p/>
        </draw:line>
        <draw:line draw:style-name="gr44" draw:text-style-name="P2" draw:layer="layout" svg:x1="4.429cm" svg:y1="6.08cm" svg:x2="9.509cm" svg:y2="6.08cm">
          <text:p/>
        </draw:line>
        <draw:line draw:style-name="gr44" draw:text-style-name="P2" draw:layer="layout" svg:x1="4.429cm" svg:y1="7.985cm" svg:x2="11.16cm" svg:y2="7.985cm">
          <text:p/>
        </draw:line>
        <draw:frame draw:style-name="gr45" draw:text-style-name="P3" draw:layer="layout" svg:width="2.598cm" svg:height="0.962cm" svg:x="6.53cm" svg:y="7.23cm">
          <draw:text-box>
            <text:p>addr_2</text:p>
          </draw:text-box>
        </draw:frame>
        <draw:line draw:style-name="gr43" draw:text-style-name="P8" draw:layer="layout" svg:x1="4.429cm" svg:y1="6.715cm" svg:x2="9.509cm" svg:y2="6.715cm">
          <text:p/>
        </draw:line>
        <draw:line draw:style-name="gr43" draw:text-style-name="P8" draw:layer="layout" svg:x1="4.757cm" svg:y1="17.964cm" svg:x2="9.837cm" svg:y2="17.964cm">
          <text:p/>
        </draw:line>
        <draw:frame draw:style-name="gr46" draw:text-style-name="P3" draw:layer="layout" svg:width="2.542cm" svg:height="0.962cm" svg:x="4.63cm" svg:y="14.208cm">
          <draw:text-box>
            <text:p>w_data</text:p>
          </draw:text-box>
        </draw:frame>
        <draw:frame draw:style-name="gr47" draw:text-style-name="P3" draw:layer="layout" svg:width="2.506cm" svg:height="0.962cm" svg:x="4.664cm" svg:y="17.183cm">
          <draw:text-box>
            <text:p>rst_n</text:p>
          </draw:text-box>
        </draw:frame>
        <draw:frame draw:style-name="gr48" draw:text-style-name="P3" draw:layer="layout" svg:width="1.979cm" svg:height="0.962cm" svg:x="4.556cm" svg:y="16.04cm">
          <draw:text-box>
            <text:p>clk_2</text:p>
          </draw:text-box>
        </draw:frame>
        <draw:frame draw:style-name="gr48" draw:text-style-name="P3" draw:layer="layout" svg:width="1.979cm" svg:height="0.962cm" svg:x="7.223cm" svg:y="5.953cm">
          <draw:text-box>
            <text:p>clk_1</text:p>
          </draw:text-box>
        </draw:frame>
        <draw:line draw:style-name="gr44" draw:text-style-name="P2" draw:layer="layout" svg:x1="4.429cm" svg:y1="8.794cm" svg:x2="11.16cm" svg:y2="8.747cm">
          <text:p/>
        </draw:line>
        <draw:frame draw:style-name="gr27" draw:text-style-name="P3" draw:layer="layout" svg:width="2.788cm" svg:height="0.962cm" svg:x="6.53cm" svg:y="8.039cm">
          <draw:text-box>
            <text:p>addr_wr</text:p>
          </draw:text-box>
        </draw:frame>
        <draw:frame draw:style-name="gr49" draw:text-style-name="P3" draw:layer="layout" svg:width="2.471cm" svg:height="0.962cm" svg:x="6.461cm" svg:y="5.191cm">
          <draw:text-box>
            <text:p>addr_1</text:p>
          </draw:text-box>
        </draw:frame>
        <draw:line draw:style-name="gr17" draw:text-style-name="P8" draw:layer="layout" svg:x1="32.751cm" svg:y1="24.496cm" svg:x2="39.101cm" svg:y2="24.496cm">
          <text:p text:style-name="P7">1-bit control line</text:p>
        </draw:line>
        <draw:line draw:style-name="gr18" draw:text-style-name="P8" draw:layer="layout" svg:x1="32.751cm" svg:y1="25.766cm" svg:x2="39.101cm" svg:y2="25.766cm">
          <text:p text:style-name="P7">5-bit address line</text:p>
        </draw:line>
        <draw:line draw:style-name="gr19" draw:text-style-name="P8" draw:layer="layout" svg:x1="32.751cm" svg:y1="27.036cm" svg:x2="39.101cm" svg:y2="27.036cm">
          <text:p text:style-name="P7">32/64-bit data line</text:p>
        </draw:line>
        <draw:custom-shape draw:style-name="gr54" draw:text-style-name="P13" draw:layer="layout" svg:width="8.89cm" svg:height="5.08cm" svg:x="31.481cm" svg:y="22.591cm">
          <text:p text:style-name="P5">Legen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2.878cm" svg:y1="15.225cm" svg:x2="35.418cm" svg:y2="15.225cm">
          <text:p/>
        </draw:line>
        <draw:line draw:style-name="gr2" draw:text-style-name="P2" draw:layer="layout" svg:x1="35.418cm" svg:y1="15.225cm" svg:x2="35.545cm" svg:y2="16.495cm">
          <text:p/>
        </draw:line>
        <draw:line draw:style-name="gr2" draw:text-style-name="P2" draw:layer="layout" svg:x1="35.545cm" svg:y1="16.495cm" svg:x2="37.831cm" svg:y2="16.495cm">
          <text:p/>
        </draw:line>
        <draw:line draw:style-name="gr55" draw:text-style-name="P2" draw:layer="layout" svg:x1="37.831cm" svg:y1="16.495cm" svg:x2="37.958cm" svg:y2="15.225cm">
          <text:p/>
        </draw:line>
        <draw:line draw:style-name="gr2" draw:text-style-name="P2" draw:layer="layout" svg:x1="37.958cm" svg:y1="15.225cm" svg:x2="40.498cm" svg:y2="15.225cm">
          <text:p/>
        </draw:line>
        <draw:line draw:style-name="gr2" draw:text-style-name="P2" draw:layer="layout" svg:x1="32.878cm" svg:y1="19.035cm" svg:x2="35.418cm" svg:y2="19.035cm">
          <text:p/>
        </draw:line>
        <draw:line draw:style-name="gr55" draw:text-style-name="P2" draw:layer="layout" svg:x1="35.418cm" svg:y1="19.035cm" svg:x2="35.545cm" svg:y2="17.765cm">
          <text:p/>
        </draw:line>
        <draw:line draw:style-name="gr2" draw:text-style-name="P2" draw:layer="layout" svg:x1="35.545cm" svg:y1="17.765cm" svg:x2="37.831cm" svg:y2="17.765cm">
          <text:p/>
        </draw:line>
        <draw:line draw:style-name="gr2" draw:text-style-name="P2" draw:layer="layout" svg:x1="37.831cm" svg:y1="17.765cm" svg:x2="37.958cm" svg:y2="19.035cm">
          <text:p/>
        </draw:line>
        <draw:line draw:style-name="gr2" draw:text-style-name="P2" draw:layer="layout" svg:x1="37.958cm" svg:y1="19.035cm" svg:x2="40.498cm" svg:y2="19.035cm">
          <text:p/>
        </draw:line>
        <draw:frame draw:style-name="gr37" draw:text-style-name="P3" draw:layer="layout" svg:width="1.277cm" svg:height="0.962cm" svg:x="31.608cm" svg:y="15.406cm">
          <draw:text-box>
            <text:p>clk</text:p>
          </draw:text-box>
        </draw:frame>
        <draw:frame draw:style-name="gr56" draw:text-style-name="P3" draw:layer="layout" svg:width="2.674cm" svg:height="1.089cm" svg:x="31.601cm" svg:y="17.819cm">
          <draw:text-box>
            <text:p>clk_n</text:p>
          </draw:text-box>
        </draw:frame>
        <draw:line draw:style-name="gr57" draw:text-style-name="P2" draw:layer="layout" svg:x1="35.545cm" svg:y1="14.082cm" svg:x2="35.418cm" svg:y2="20.432cm">
          <text:p/>
        </draw:line>
        <draw:line draw:style-name="gr57" draw:text-style-name="P2" draw:layer="layout" svg:x1="37.958cm" svg:y1="13.828cm" svg:x2="37.831cm" svg:y2="20.178cm">
          <text:p/>
        </draw:line>
        <draw:frame draw:style-name="gr58" draw:text-style-name="P3" draw:layer="layout" svg:width="1.84cm" svg:height="0.962cm" svg:x="34.529cm" svg:y="20.232cm">
          <draw:text-box>
            <text:p>write</text:p>
          </draw:text-box>
        </draw:frame>
        <draw:frame draw:style-name="gr59" draw:text-style-name="P3" draw:layer="layout" svg:width="1.768cm" svg:height="0.962cm" svg:x="37.079cm" svg:y="20.178cm">
          <draw:text-box>
            <text:p>read</text:p>
          </draw:text-box>
        </draw:frame>
        <draw:frame draw:style-name="gr60" draw:text-style-name="P3" draw:layer="layout" svg:width="5.751cm" svg:height="0.962cm" svg:x="12.267cm" svg:y="1.635cm">
          <draw:text-box>
            <text:p>3-port memory cell</text:p>
          </draw:text-box>
        </draw:frame>
        <draw:custom-shape draw:style-name="gr61" draw:text-style-name="P22" draw:layer="layout" svg:width="6.604cm" svg:height="2.032cm" svg:x="11.795cm" svg:y="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54cm" svg:height="2.54cm" draw:transform="rotate (1.5707963267949) translate (11.16cm 9.563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3" draw:layer="layout" svg:width="2.034cm" svg:height="0.962cm" svg:x="11.033cm" svg:y="8.347cm">
          <draw:text-box>
            <text:p>sel=1</text:p>
          </draw:text-box>
        </draw:frame>
        <draw:frame draw:style-name="gr26" draw:text-style-name="P3" draw:layer="layout" svg:width="2.034cm" svg:height="0.962cm" svg:x="11.031cm" svg:y="7.15cm">
          <draw:text-box>
            <text:p>sel=0</text:p>
          </draw:text-box>
        </draw:frame>
        <draw:line draw:style-name="gr63" draw:text-style-name="P8" draw:layer="layout" svg:x1="12.43cm" svg:y1="10.452cm" svg:x2="12.43cm" svg:y2="9.436cm">
          <text:p/>
        </draw:line>
        <draw:frame draw:style-name="gr37" draw:text-style-name="P3" draw:layer="layout" svg:width="1.277cm" svg:height="0.962cm" svg:x="12.303cm" svg:y="9.69cm">
          <draw:text-box>
            <text:p>clk</text:p>
          </draw:text-box>
        </draw:frame>
        <draw:custom-shape draw:style-name="gr64" draw:text-style-name="P18" draw:layer="layout" svg:width="5.842cm" svg:height="2.54cm" draw:transform="rotate (1.5707963267949) translate (14.462cm 12.557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3" draw:layer="layout" svg:width="2.034cm" svg:height="0.962cm" svg:x="14.402cm" svg:y="10.96cm">
          <draw:text-box>
            <text:p>sel=1</text:p>
          </draw:text-box>
        </draw:frame>
        <draw:frame draw:style-name="gr26" draw:text-style-name="P3" draw:layer="layout" svg:width="2.034cm" svg:height="0.962cm" svg:x="14.333cm" svg:y="7.35cm">
          <draw:text-box>
            <text:p>sel=0</text:p>
          </draw:text-box>
        </draw:frame>
        <draw:line draw:style-name="gr63" draw:text-style-name="P8" draw:layer="layout" svg:x1="15.732cm" svg:y1="13.246cm" svg:x2="15.732cm" svg:y2="12.23cm">
          <text:p/>
        </draw:line>
        <draw:frame draw:style-name="gr65" draw:text-style-name="P3" draw:layer="layout" svg:width="1.912cm" svg:height="0.962cm" svg:x="15.605cm" svg:y="12.484cm">
          <draw:text-box>
            <text:p>rst_n</text:p>
          </draw:text-box>
        </draw:frame>
        <draw:line draw:style-name="gr66" draw:text-style-name="P8" draw:layer="layout" svg:x1="13.446cm" svg:y1="7.985cm" svg:x2="14.462cm" svg:y2="7.985cm">
          <text:p/>
        </draw:line>
        <draw:line draw:style-name="gr66" draw:text-style-name="P8" draw:layer="layout" svg:x1="13.515cm" svg:y1="11.668cm" svg:x2="14.531cm" svg:y2="11.668cm">
          <text:p/>
        </draw:line>
        <draw:custom-shape draw:style-name="gr67" draw:text-style-name="P18" draw:layer="layout" svg:width="1.339cm" svg:height="1.339cm" svg:x="12.176cm" svg:y="10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3" draw:layer="layout" svg:width="0.853cm" svg:height="0.962cm" svg:x="12.408cm" svg:y="11.214cm">
          <draw:text-box>
            <text:p>0</text:p>
          </draw:text-box>
        </draw:frame>
        <draw:custom-shape draw:style-name="gr69" draw:text-style-name="P14" draw:layer="layout" svg:width="3.937cm" svg:height="2.54cm" draw:transform="rotate (1.5707963267949) translate (14.478cm 18.14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3" draw:layer="layout" svg:width="2.034cm" svg:height="0.962cm" svg:x="14.476cm" svg:y="16.929cm">
          <draw:text-box>
            <text:p>sel=1</text:p>
          </draw:text-box>
        </draw:frame>
        <draw:frame draw:style-name="gr26" draw:text-style-name="P3" draw:layer="layout" svg:width="2.034cm" svg:height="0.962cm" svg:x="14.349cm" svg:y="14.462cm">
          <draw:text-box>
            <text:p>sel=0</text:p>
          </draw:text-box>
        </draw:frame>
        <draw:line draw:style-name="gr63" draw:text-style-name="P8" draw:layer="layout" svg:x1="15.748cm" svg:y1="19.015cm" svg:x2="15.748cm" svg:y2="17.999cm">
          <text:p/>
        </draw:line>
        <draw:line draw:style-name="gr70" draw:text-style-name="P8" draw:layer="layout" svg:x1="4.757cm" svg:y1="14.97cm" svg:x2="14.536cm" svg:y2="14.97cm">
          <text:p/>
        </draw:line>
        <draw:line draw:style-name="gr70" draw:text-style-name="P8" draw:layer="layout" svg:x1="13.462cm" svg:y1="17.564cm" svg:x2="14.478cm" svg:y2="17.564cm">
          <text:p/>
        </draw:line>
        <draw:custom-shape draw:style-name="gr71" draw:text-style-name="P14" draw:layer="layout" svg:width="1.339cm" svg:height="1.339cm" svg:x="12.123cm" svg:y="1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3" draw:layer="layout" svg:width="0.853cm" svg:height="0.962cm" svg:x="12.355cm" svg:y="17.11cm">
          <draw:text-box>
            <text:p>0</text:p>
          </draw:text-box>
        </draw:frame>
        <draw:frame draw:style-name="gr65" draw:text-style-name="P3" draw:layer="layout" svg:width="1.912cm" svg:height="0.962cm" svg:x="15.621cm" svg:y="18.326cm">
          <draw:text-box>
            <text:p>rst_n</text:p>
          </draw:text-box>
        </draw:frame>
        <draw:line draw:style-name="gr72" draw:text-style-name="P8" draw:layer="layout" svg:x1="16.949cm" svg:y1="15.605cm" svg:x2="18.727cm" svg:y2="15.605cm">
          <text:p/>
        </draw:line>
        <draw:line draw:style-name="gr72" draw:text-style-name="P8" draw:layer="layout" svg:x1="18.78cm" svg:y1="15.605cm" svg:x2="18.78cm" svg:y2="8.62cm">
          <text:p/>
        </draw:line>
        <draw:custom-shape draw:style-name="gr73" draw:text-style-name="P5" draw:layer="layout" svg:width="10.16cm" svg:height="2.54cm" svg:x="8.747cm" svg:y="20.05cm">
          <text:p text:style-name="P5">rst_n==0 || (addr_wr!=0 &amp;&amp; clk1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542cm" svg:y1="21.32cm" svg:x2="18.907cm" svg:y2="21.32cm">
          <text:p/>
        </draw:line>
        <draw:line draw:style-name="gr2" draw:text-style-name="P2" draw:layer="layout" svg:x1="19.542cm" svg:y1="9.255cm" svg:x2="19.542cm" svg:y2="21.32cm">
          <text:p/>
        </draw:line>
        <draw:line draw:style-name="gr43" draw:text-style-name="P8" draw:layer="layout" svg:x1="6.207cm" svg:y1="21.955cm" svg:x2="8.874cm" svg:y2="21.955cm">
          <text:p/>
        </draw:line>
        <draw:frame draw:style-name="gr47" draw:text-style-name="P3" draw:layer="layout" svg:width="2.506cm" svg:height="0.962cm" svg:x="5.826cm" svg:y="21.193cm">
          <draw:text-box>
            <text:p>rst_n</text:p>
          </draw:text-box>
        </draw:frame>
        <draw:line draw:style-name="gr44" draw:text-style-name="P2" draw:layer="layout" svg:x1="6.08cm" svg:y1="21.32cm" svg:x2="8.747cm" svg:y2="21.32cm">
          <text:p/>
        </draw:line>
        <draw:frame draw:style-name="gr49" draw:text-style-name="P3" draw:layer="layout" svg:width="2.471cm" svg:height="0.962cm" svg:x="5.953cm" svg:y="20.558cm">
          <draw:text-box>
            <text:p>addr_1</text:p>
          </draw:text-box>
        </draw:frame>
        <draw:line draw:style-name="gr43" draw:text-style-name="P8" draw:layer="layout" svg:x1="6.08cm" svg:y1="20.685cm" svg:x2="8.747cm" svg:y2="20.685cm">
          <text:p/>
        </draw:line>
        <draw:frame draw:style-name="gr48" draw:text-style-name="P3" draw:layer="layout" svg:width="1.979cm" svg:height="0.962cm" svg:x="6.133cm" svg:y="19.85cm">
          <draw:text-box>
            <text:p>clk_1</text:p>
          </draw:text-box>
        </draw:frame>
      </draw:page>
      <draw:page draw:name="page3" draw:style-name="dp1" draw:master-page-name="Default">
        <draw:custom-shape draw:style-name="gr74" draw:text-style-name="P23" draw:layer="layout" svg:width="9.779cm" svg:height="1.905cm" svg:x="43.291cm" svg:y="2.397cm">
          <text:p text:style-name="P5">Last Written Register</text:p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73.445cm" svg:y1="6.087cm" svg:x2="80.811cm" svg:y2="6.087cm">
          <text:p/>
        </draw:line>
        <draw:line draw:style-name="gr42" draw:text-style-name="P2" draw:layer="layout" svg:x1="73.445cm" svg:y1="6.722cm" svg:x2="80.811cm" svg:y2="6.722cm">
          <text:p/>
        </draw:line>
        <draw:line draw:style-name="gr42" draw:text-style-name="P2" draw:layer="layout" svg:x1="73.445cm" svg:y1="7.357cm" svg:x2="80.811cm" svg:y2="7.357cm">
          <text:p/>
        </draw:line>
        <draw:line draw:style-name="gr42" draw:text-style-name="P2" draw:layer="layout" svg:x1="73.445cm" svg:y1="7.992cm" svg:x2="80.811cm" svg:y2="7.992cm">
          <text:p/>
        </draw:line>
        <draw:line draw:style-name="gr42" draw:text-style-name="P2" draw:layer="layout" svg:x1="73.445cm" svg:y1="8.627cm" svg:x2="80.811cm" svg:y2="8.627cm">
          <text:p/>
        </draw:line>
        <draw:line draw:style-name="gr42" draw:text-style-name="P2" draw:layer="layout" svg:x1="73.445cm" svg:y1="9.262cm" svg:x2="80.811cm" svg:y2="9.262cm">
          <text:p/>
        </draw:line>
        <draw:line draw:style-name="gr42" draw:text-style-name="P2" draw:layer="layout" svg:x1="73.445cm" svg:y1="9.897cm" svg:x2="80.811cm" svg:y2="9.897cm">
          <text:p/>
        </draw:line>
        <draw:line draw:style-name="gr42" draw:text-style-name="P2" draw:layer="layout" svg:x1="73.445cm" svg:y1="10.532cm" svg:x2="80.811cm" svg:y2="10.532cm">
          <text:p/>
        </draw:line>
        <draw:line draw:style-name="gr14" draw:text-style-name="P8" draw:layer="layout" svg:x1="8.72cm" svg:y1="16.875cm" svg:x2="13.7cm" svg:y2="16.875cm">
          <text:p text:style-name="P7">clk</text:p>
        </draw:line>
        <draw:line draw:style-name="gr14" draw:text-style-name="P8" draw:layer="layout" svg:x1="8.72cm" svg:y1="16.24cm" svg:x2="13.7cm" svg:y2="16.24cm">
          <text:p text:style-name="P7">rst_n</text:p>
        </draw:line>
        <draw:line draw:style-name="gr44" draw:text-style-name="P2" draw:layer="layout" svg:x1="8.72cm" svg:y1="6.08cm" svg:x2="13.7cm" svg:y2="6.08cm">
          <text:p/>
        </draw:line>
        <draw:line draw:style-name="gr44" draw:text-style-name="P2" draw:layer="layout" svg:x1="8.72cm" svg:y1="6.715cm" svg:x2="13.7cm" svg:y2="6.715cm">
          <text:p/>
        </draw:line>
        <draw:line draw:style-name="gr21" draw:text-style-name="P2" draw:layer="layout" svg:x1="8.72cm" svg:y1="7.35cm" svg:x2="14.97cm" svg:y2="7.35cm">
          <text:p/>
        </draw:line>
        <draw:line draw:style-name="gr44" draw:text-style-name="P2" draw:layer="layout" svg:x1="8.72cm" svg:y1="8.62cm" svg:x2="13.7cm" svg:y2="8.62cm">
          <text:p/>
        </draw:line>
        <draw:line draw:style-name="gr44" draw:text-style-name="P2" draw:layer="layout" svg:x1="8.72cm" svg:y1="9.255cm" svg:x2="13.7cm" svg:y2="9.255cm">
          <text:p/>
        </draw:line>
        <draw:line draw:style-name="gr21" draw:text-style-name="P2" draw:layer="layout" svg:x1="8.72cm" svg:y1="9.89cm" svg:x2="16.24cm" svg:y2="9.89cm">
          <text:p/>
        </draw:line>
        <draw:line draw:style-name="gr44" draw:text-style-name="P2" draw:layer="layout" svg:x1="8.72cm" svg:y1="11.16cm" svg:x2="13.7cm" svg:y2="11.16cm">
          <text:p/>
        </draw:line>
        <draw:line draw:style-name="gr44" draw:text-style-name="P2" draw:layer="layout" svg:x1="8.72cm" svg:y1="11.795cm" svg:x2="13.7cm" svg:y2="11.795cm">
          <text:p/>
        </draw:line>
        <draw:line draw:style-name="gr21" draw:text-style-name="P2" draw:layer="layout" svg:x1="8.72cm" svg:y1="12.43cm" svg:x2="17.51cm" svg:y2="12.43cm">
          <text:p/>
        </draw:line>
        <draw:line draw:style-name="gr44" draw:text-style-name="P2" draw:layer="layout" svg:x1="8.72cm" svg:y1="13.7cm" svg:x2="13.673cm" svg:y2="13.7cm">
          <text:p/>
        </draw:line>
        <draw:line draw:style-name="gr44" draw:text-style-name="P2" draw:layer="layout" svg:x1="8.72cm" svg:y1="14.335cm" svg:x2="13.7cm" svg:y2="14.335cm">
          <text:p/>
        </draw:line>
        <draw:line draw:style-name="gr21" draw:text-style-name="P2" draw:layer="layout" svg:x1="8.72cm" svg:y1="14.97cm" svg:x2="18.78cm" svg:y2="14.97cm">
          <text:p/>
        </draw:line>
        <draw:frame draw:style-name="gr12" draw:text-style-name="P3" draw:layer="layout" svg:width="3.525cm" svg:height="0.962cm" svg:x="9.767cm" svg:y="5.318cm">
          <draw:text-box>
            <text:p text:style-name="P10"><text:span text:style-name="T1">op1_addr0</text:span></text:p>
          </draw:text-box>
        </draw:frame>
        <draw:frame draw:style-name="gr12" draw:text-style-name="P3" draw:layer="layout" svg:width="3.525cm" svg:height="0.962cm" svg:x="9.767cm" svg:y="6.007cm">
          <draw:text-box>
            <text:p text:style-name="P19">op2_addr0</text:p>
          </draw:text-box>
        </draw:frame>
        <draw:frame draw:style-name="gr51" draw:text-style-name="P3" draw:layer="layout" svg:width="2.894cm" svg:height="0.962cm" svg:x="10.371cm" svg:y="6.642cm">
          <draw:text-box>
            <text:p text:style-name="P10">w_data0</text:p>
          </draw:text-box>
        </draw:frame>
        <draw:frame draw:style-name="gr12" draw:text-style-name="P3" draw:layer="layout" svg:width="3.525cm" svg:height="0.962cm" svg:x="9.767cm" svg:y="7.912cm">
          <draw:text-box>
            <text:p text:style-name="P10"><text:span text:style-name="T1">op1_addr1</text:span></text:p>
          </draw:text-box>
        </draw:frame>
        <draw:frame draw:style-name="gr12" draw:text-style-name="P3" draw:layer="layout" svg:width="3.525cm" svg:height="0.962cm" svg:x="9.767cm" svg:y="8.493cm">
          <draw:text-box>
            <text:p text:style-name="P19">op2_addr1</text:p>
          </draw:text-box>
        </draw:frame>
        <draw:frame draw:style-name="gr51" draw:text-style-name="P3" draw:layer="layout" svg:width="2.894cm" svg:height="0.962cm" svg:x="10.371cm" svg:y="9.182cm">
          <draw:text-box>
            <text:p text:style-name="P10">w_data1</text:p>
          </draw:text-box>
        </draw:frame>
        <draw:frame draw:style-name="gr12" draw:text-style-name="P3" draw:layer="layout" svg:width="3.525cm" svg:height="0.962cm" svg:x="9.736cm" svg:y="10.398cm">
          <draw:text-box>
            <text:p text:style-name="P10"><text:span text:style-name="T1">op1_addr2</text:span></text:p>
          </draw:text-box>
        </draw:frame>
        <draw:frame draw:style-name="gr12" draw:text-style-name="P3" draw:layer="layout" svg:width="3.525cm" svg:height="0.962cm" svg:x="9.736cm" svg:y="11.033cm">
          <draw:text-box>
            <text:p text:style-name="P19">op2_addr2</text:p>
          </draw:text-box>
        </draw:frame>
        <draw:frame draw:style-name="gr51" draw:text-style-name="P3" draw:layer="layout" svg:width="2.894cm" svg:height="0.962cm" svg:x="10.371cm" svg:y="11.668cm">
          <draw:text-box>
            <text:p text:style-name="P10">w_data2</text:p>
          </draw:text-box>
        </draw:frame>
        <draw:frame draw:style-name="gr12" draw:text-style-name="P3" draw:layer="layout" svg:width="3.525cm" svg:height="0.962cm" svg:x="9.736cm" svg:y="12.938cm">
          <draw:text-box>
            <text:p text:style-name="P10"><text:span text:style-name="T1">op1_addr3</text:span></text:p>
          </draw:text-box>
        </draw:frame>
        <draw:frame draw:style-name="gr12" draw:text-style-name="P3" draw:layer="layout" svg:width="3.525cm" svg:height="0.962cm" svg:x="9.736cm" svg:y="13.573cm">
          <draw:text-box>
            <text:p text:style-name="P19">op2_addr3</text:p>
          </draw:text-box>
        </draw:frame>
        <draw:frame draw:style-name="gr51" draw:text-style-name="P3" draw:layer="layout" svg:width="2.894cm" svg:height="0.962cm" svg:x="10.371cm" svg:y="14.208cm">
          <draw:text-box>
            <text:p text:style-name="P10">w_data3</text:p>
          </draw:text-box>
        </draw:frame>
        <draw:frame draw:style-name="gr25" draw:text-style-name="P21" draw:layer="layout" svg:width="3.558cm" svg:height="0.962cm" svg:x="73.31cm" svg:y="9.898cm">
          <draw:text-box>
            <text:p text:style-name="P20">sel_l3_op2</text:p>
          </draw:text-box>
        </draw:frame>
        <draw:frame draw:style-name="gr25" draw:text-style-name="P21" draw:layer="layout" svg:width="3.558cm" svg:height="0.962cm" svg:x="73.31cm" svg:y="9.209cm">
          <draw:text-box>
            <text:p text:style-name="P20">sel_l3_op1</text:p>
          </draw:text-box>
        </draw:frame>
        <draw:frame draw:style-name="gr25" draw:text-style-name="P21" draw:layer="layout" svg:width="3.558cm" svg:height="0.962cm" svg:x="73.31cm" svg:y="8.628cm">
          <draw:text-box>
            <text:p text:style-name="P20">sel_l2_op2</text:p>
          </draw:text-box>
        </draw:frame>
        <draw:frame draw:style-name="gr25" draw:text-style-name="P21" draw:layer="layout" svg:width="3.558cm" svg:height="0.962cm" svg:x="73.31cm" svg:y="7.939cm">
          <draw:text-box>
            <text:p text:style-name="P20">sel_l2_op1</text:p>
          </draw:text-box>
        </draw:frame>
        <draw:frame draw:style-name="gr25" draw:text-style-name="P21" draw:layer="layout" svg:width="3.558cm" svg:height="0.962cm" svg:x="73.31cm" svg:y="7.231cm">
          <draw:text-box>
            <text:p text:style-name="P20">sel_l1_op2</text:p>
          </draw:text-box>
        </draw:frame>
        <draw:frame draw:style-name="gr25" draw:text-style-name="P21" draw:layer="layout" svg:width="3.558cm" svg:height="0.962cm" svg:x="73.31cm" svg:y="6.542cm">
          <draw:text-box>
            <text:p text:style-name="P20">sel_l1_op1</text:p>
          </draw:text-box>
        </draw:frame>
        <draw:frame draw:style-name="gr25" draw:text-style-name="P21" draw:layer="layout" svg:width="3.558cm" svg:height="0.962cm" svg:x="73.31cm" svg:y="5.961cm">
          <draw:text-box>
            <text:p text:style-name="P20">sel_l0_op2</text:p>
          </draw:text-box>
        </draw:frame>
        <draw:frame draw:style-name="gr25" draw:text-style-name="P21" draw:layer="layout" svg:width="3.558cm" svg:height="0.962cm" svg:x="73.31cm" svg:y="5.272cm">
          <draw:text-box>
            <text:p text:style-name="P20">sel_l0_op1</text:p>
          </draw:text-box>
        </draw:frame>
        <draw:line draw:style-name="gr17" draw:text-style-name="P8" draw:layer="layout" svg:x1="82.28cm" svg:y1="48.625cm" svg:x2="88.63cm" svg:y2="48.625cm">
          <text:p text:style-name="P7">1-bit control line</text:p>
        </draw:line>
        <draw:line draw:style-name="gr18" draw:text-style-name="P8" draw:layer="layout" svg:x1="82.28cm" svg:y1="49.895cm" svg:x2="88.63cm" svg:y2="49.895cm">
          <text:p text:style-name="P7">5-bit address line</text:p>
        </draw:line>
        <draw:line draw:style-name="gr19" draw:text-style-name="P8" draw:layer="layout" svg:x1="82.28cm" svg:y1="52.435cm" svg:x2="88.63cm" svg:y2="52.435cm">
          <text:p text:style-name="P7">32/64-bit data line</text:p>
        </draw:line>
        <draw:custom-shape draw:style-name="gr20" draw:text-style-name="P13" draw:layer="layout" svg:width="8.89cm" svg:height="6.35cm" svg:x="81.01cm" svg:y="46.72cm">
          <text:p text:style-name="P5">Legend</text:p>
          <draw:enhanced-geometry svg:viewBox="0 0 21600 21600" draw:type="rectangle" draw:enhanced-path="M 0 0 L 21600 0 21600 21600 0 21600 0 0 Z N"/>
        </draw:custom-shape>
        <draw:line draw:style-name="gr40" draw:text-style-name="P8" draw:layer="layout" svg:x1="82.28cm" svg:y1="51.165cm" svg:x2="88.63cm" svg:y2="51.165cm">
          <text:p text:style-name="P7">2-bit lane address line</text:p>
        </draw:line>
        <draw:custom-shape draw:style-name="gr75" draw:text-style-name="P24" draw:layer="layout" svg:width="5.08cm" svg:height="1.905cm" svg:x="41.767cm" svg:y="38.211cm">
          <text:p text:style-name="P5">R1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0.497cm">
          <text:p text:style-name="P5">R2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2.783cm">
          <text:p text:style-name="P5">R3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5.069cm">
          <text:p text:style-name="P5">R4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7.482cm">
          <text:p text:style-name="P5">R5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49.768cm">
          <text:p text:style-name="P5">R6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52.054cm">
          <text:p text:style-name="P5">R7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54.34cm">
          <text:p text:style-name="P5">R8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56.753cm">
          <text:p text:style-name="P5">R9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59.039cm">
          <text:p text:style-name="P5">R10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61.325cm">
          <text:p text:style-name="P5">R11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63.611cm">
          <text:p text:style-name="P5">R12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66.024cm">
          <text:p text:style-name="P5">R13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68.31cm">
          <text:p text:style-name="P5">R14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70.596cm">
          <text:p text:style-name="P5">R15[2]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08cm" svg:height="1.905cm" svg:x="41.767cm" svg:y="72.882cm">
          <text:p text:style-name="P5">R16[2]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4.97cm" svg:y1="20.05cm" svg:x2="14.97cm" svg:y2="7.323cm">
          <text:p/>
        </draw:line>
        <draw:line draw:style-name="gr21" draw:text-style-name="P2" draw:layer="layout" svg:x1="16.24cm" svg:y1="22.59cm" svg:x2="16.24cm" svg:y2="9.863cm">
          <text:p/>
        </draw:line>
        <draw:line draw:style-name="gr21" draw:text-style-name="P2" draw:layer="layout" svg:x1="17.51cm" svg:y1="25.13cm" svg:x2="17.51cm" svg:y2="12.403cm">
          <text:p/>
        </draw:line>
        <draw:line draw:style-name="gr21" draw:text-style-name="P2" draw:layer="layout" svg:x1="18.78cm" svg:y1="27.697cm" svg:x2="18.78cm" svg:y2="14.97cm">
          <text:p/>
        </draw:line>
        <draw:custom-shape draw:style-name="gr76" draw:text-style-name="P26" draw:layer="layout" svg:width="55.753cm" svg:height="14.732cm" svg:x="34.147cm" svg:y="21.32cm">
          <text:p text:style-name="P25"><text:span text:style-name="T2">This module has no diagram, it is implemented directly in Verilog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8:28:31.864040299</meta:creation-date>
    <dc:date>2021-04-04T16:37:34.957199398</dc:date>
    <meta:editing-duration>P2DT9H59M37S</meta:editing-duration>
    <meta:editing-cycles>87</meta:editing-cycles>
    <meta:generator>LibreOffice/6.4.6.2$Linux_X86_64 LibreOffice_project/40$Build-2</meta:generator>
    <meta:document-statistic meta:object-count="571"/>
  </office:meta>
</office:document-meta>
</file>